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b846" officeooo:paragraph-rsid="000ab846"/>
    </style:style>
    <style:style style:name="P2" style:family="paragraph" style:parent-style-name="Standard">
      <style:text-properties officeooo:rsid="000ab846" officeooo:paragraph-rsid="00314b5c"/>
    </style:style>
    <style:style style:name="P3" style:family="paragraph" style:parent-style-name="Standard">
      <style:text-properties officeooo:rsid="000ab846" officeooo:paragraph-rsid="00d5e321"/>
    </style:style>
    <style:style style:name="P4" style:family="paragraph" style:parent-style-name="Standard">
      <style:text-properties officeooo:rsid="000ab846" officeooo:paragraph-rsid="00d7a9fe"/>
    </style:style>
    <style:style style:name="P5" style:family="paragraph" style:parent-style-name="Standard">
      <style:text-properties officeooo:rsid="0015eaea" officeooo:paragraph-rsid="000ab846"/>
    </style:style>
    <style:style style:name="P6" style:family="paragraph" style:parent-style-name="Standard">
      <style:text-properties officeooo:rsid="0015eaea" officeooo:paragraph-rsid="00314b5c"/>
    </style:style>
    <style:style style:name="P7" style:family="paragraph" style:parent-style-name="Standard">
      <style:text-properties officeooo:rsid="0015eaea" officeooo:paragraph-rsid="00d5e321"/>
    </style:style>
    <style:style style:name="P8" style:family="paragraph" style:parent-style-name="Standard">
      <style:text-properties officeooo:rsid="0015eaea" officeooo:paragraph-rsid="00d7a9fe"/>
    </style:style>
    <style:style style:name="P9" style:family="paragraph" style:parent-style-name="Text_20_body">
      <style:text-properties officeooo:paragraph-rsid="0015eaea"/>
    </style:style>
    <style:style style:name="P10" style:family="paragraph" style:parent-style-name="Text_20_body">
      <style:text-properties officeooo:rsid="001765e8" officeooo:paragraph-rsid="001765e8"/>
    </style:style>
    <style:style style:name="P11" style:family="paragraph" style:parent-style-name="Text_20_body">
      <style:text-properties officeooo:rsid="001765e8" officeooo:paragraph-rsid="00314b5c"/>
    </style:style>
    <style:style style:name="P12" style:family="paragraph" style:parent-style-name="Text_20_body">
      <style:text-properties officeooo:rsid="001765e8" officeooo:paragraph-rsid="00d5e321"/>
    </style:style>
    <style:style style:name="P13" style:family="paragraph" style:parent-style-name="Text_20_body">
      <style:text-properties officeooo:rsid="001765e8" officeooo:paragraph-rsid="00d7a9fe"/>
    </style:style>
    <style:style style:name="P14" style:family="paragraph" style:parent-style-name="Text_20_body">
      <style:text-properties officeooo:paragraph-rsid="00314b5c"/>
    </style:style>
    <style:style style:name="P15" style:family="paragraph" style:parent-style-name="Text_20_body">
      <style:text-properties officeooo:paragraph-rsid="0035d123"/>
    </style:style>
    <style:style style:name="P16" style:family="paragraph" style:parent-style-name="Text_20_body">
      <style:text-properties officeooo:paragraph-rsid="00b83d3b"/>
    </style:style>
    <style:style style:name="P17" style:family="paragraph" style:parent-style-name="Title">
      <style:paragraph-properties fo:break-before="page"/>
      <style:text-properties officeooo:paragraph-rsid="00b83d3b"/>
    </style:style>
    <style:style style:name="P18" style:family="paragraph" style:parent-style-name="Title">
      <style:text-properties officeooo:paragraph-rsid="00b83d3b"/>
    </style:style>
    <style:style style:name="P19" style:family="paragraph" style:parent-style-name="Text_20_body">
      <style:text-properties officeooo:rsid="00bd375a" officeooo:paragraph-rsid="00bd375a"/>
    </style:style>
    <style:style style:name="P20" style:family="paragraph" style:parent-style-name="Title">
      <style:text-properties officeooo:paragraph-rsid="00ba06ea"/>
    </style:style>
    <style:style style:name="P21" style:family="paragraph" style:parent-style-name="Title">
      <style:text-properties officeooo:rsid="00b83d3b" officeooo:paragraph-rsid="00b83d3b"/>
    </style:style>
    <style:style style:name="P22" style:family="paragraph" style:parent-style-name="Text_20_body">
      <style:text-properties officeooo:paragraph-rsid="00d5e321"/>
    </style:style>
    <style:style style:name="P23" style:family="paragraph" style:parent-style-name="Text_20_body">
      <style:text-properties officeooo:paragraph-rsid="00d7a9f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 style:list-style-name="">
      <style:paragraph-properties>
        <style:tab-stops>
          <style:tab-stop style:position="3.8146in"/>
        </style:tab-stops>
      </style:paragraph-properties>
      <style:text-properties officeooo:rsid="00be3e1d" officeooo:paragraph-rsid="00be3e1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2e9c9a"/>
    </style:style>
    <style:style style:name="P33" style:family="paragraph" style:parent-style-name="Heading_20_1">
      <style:paragraph-properties fo:break-before="page"/>
      <style:text-properties officeooo:paragraph-rsid="00d5e321"/>
    </style:style>
    <style:style style:name="P34" style:family="paragraph" style:parent-style-name="Heading_20_1">
      <style:text-properties officeooo:paragraph-rsid="00d5e321"/>
    </style:style>
    <style:style style:name="P35" style:family="paragraph" style:parent-style-name="Heading_20_1">
      <style:text-properties officeooo:paragraph-rsid="00d7a9fe"/>
    </style:style>
    <style:style style:name="P36" style:family="paragraph" style:parent-style-name="Heading_20_1">
      <style:text-properties officeooo:rsid="0092f0c3" officeooo:paragraph-rsid="00d7a9fe"/>
    </style:style>
    <style:style style:name="P37" style:family="paragraph" style:parent-style-name="Heading_20_2">
      <style:text-properties officeooo:paragraph-rsid="00228b36"/>
    </style:style>
    <style:style style:name="P38" style:family="paragraph" style:parent-style-name="Heading_20_2">
      <style:text-properties officeooo:paragraph-rsid="0015eaea"/>
    </style:style>
    <style:style style:name="P39" style:family="paragraph" style:parent-style-name="Heading_20_2">
      <style:text-properties officeooo:paragraph-rsid="00d5e321"/>
    </style:style>
    <style:style style:name="P40" style:family="paragraph" style:parent-style-name="Heading_20_2">
      <style:text-properties officeooo:paragraph-rsid="00314b5c"/>
    </style:style>
    <style:style style:name="P41" style:family="paragraph" style:parent-style-name="Heading_20_2">
      <style:text-properties officeooo:paragraph-rsid="00d7a9fe"/>
    </style:style>
    <style:style style:name="P42" style:family="paragraph" style:parent-style-name="Text_20_body">
      <style:paragraph-properties fo:text-align="justify" style:justify-single-word="false"/>
      <style:text-properties officeooo:rsid="00cad1c8" officeooo:paragraph-rsid="00bef820"/>
    </style:style>
    <style:style style:name="P43" style:family="paragraph" style:parent-style-name="Text_20_body">
      <style:text-properties officeooo:rsid="00bd375a" officeooo:paragraph-rsid="00bd375a"/>
    </style:style>
    <style:style style:name="P44" style:family="paragraph">
      <loext:graphic-properties draw:fill-color="#9999ff" draw:opacity="100%"/>
      <style:paragraph-properties fo:text-align="center"/>
      <style:text-properties fo:font-size="12pt"/>
    </style:style>
    <style:style style:name="P45" style:family="paragraph">
      <loext:graphic-properties draw:fill-color="#9999ff" draw:opacity="100%"/>
      <style:paragraph-properties fo:text-align="center"/>
    </style:style>
    <style:style style:name="P46" style:family="paragraph">
      <loext:graphic-properties draw:fill-color="#99ff66" draw:opacity="50%"/>
      <style:paragraph-properties fo:text-align="center"/>
      <style:text-properties fo:font-size="12pt"/>
    </style:style>
    <style:style style:name="P47" style:family="paragraph">
      <loext:graphic-properties draw:fill-color="#801900" draw:opacity="50%"/>
      <style:paragraph-properties fo:text-align="center"/>
    </style:style>
    <style:style style:name="P48" style:family="paragraph">
      <loext:graphic-properties draw:fill-color="#99ff66"/>
      <style:paragraph-properties fo:text-align="center"/>
      <style:text-properties fo:font-size="12pt"/>
    </style:style>
    <style:style style:name="P49" style:family="paragraph">
      <loext:graphic-properties draw:fill-color="#9999ff" draw:opacity="50%"/>
      <style:paragraph-properties fo:text-align="center"/>
    </style:style>
    <style:style style:name="P50" style:family="paragraph">
      <loext:graphic-properties draw:fill-color="#9999ff" draw:opacity="50%"/>
      <style:paragraph-properties fo:text-align="center"/>
      <style:text-properties fo:font-size="12pt"/>
    </style:style>
    <style:style style:name="P51" style:family="paragraph">
      <loext:graphic-properties draw:fill-color="#ff6600" draw:opacity="50%"/>
      <style:paragraph-properties fo:text-align="center"/>
      <style:text-properties fo:font-size="12pt"/>
    </style:style>
    <style:style style:name="P52" style:family="paragraph">
      <loext:graphic-properties draw:fill-color="#ff6600"/>
      <style:paragraph-properties fo:text-align="center"/>
    </style:style>
    <style:style style:name="P53" style:family="paragraph">
      <loext:graphic-properties draw:fill-color="#801900"/>
      <style:paragraph-properties fo:text-align="center"/>
    </style:style>
    <style:style style:name="P54" style:family="paragraph">
      <style:paragraph-properties fo:text-align="center"/>
    </style:style>
    <style:style style:name="P55" style:family="paragraph">
      <loext:graphic-properties draw:fill-color="#000000"/>
      <style:paragraph-properties fo:text-align="center"/>
    </style:style>
    <style:style style:name="P56" style:family="paragraph">
      <style:paragraph-properties fo:text-align="center"/>
      <style:text-properties fo:font-size="12pt"/>
    </style:style>
    <style:style style:name="P57" style:family="paragraph">
      <loext:graphic-properties draw:fill-color="#ff6600"/>
      <style:paragraph-properties fo:text-align="center"/>
      <style:text-properties fo:font-size="12pt"/>
    </style:style>
    <style:style style:name="P58" style:family="paragraph">
      <loext:graphic-properties draw:fill-color="#801900"/>
      <style:paragraph-properties fo:text-align="center"/>
      <style:text-properties fo:font-size="12pt"/>
    </style:style>
    <style:style style:name="P59" style:family="paragraph">
      <loext:graphic-properties draw:fill-color="#99ff66"/>
      <style:paragraph-properties fo:text-align="center"/>
    </style:style>
    <style:style style:name="P60" style:family="paragraph">
      <loext:graphic-properties draw:fill-color="#ff6600" draw:opacity="50%"/>
      <style:paragraph-properties fo:text-align="center"/>
    </style:style>
    <style:style style:name="T1" style:family="text">
      <style:text-properties officeooo:rsid="0016aab4"/>
    </style:style>
    <style:style style:name="T2" style:family="text">
      <style:text-properties officeooo:rsid="001765e8"/>
    </style:style>
    <style:style style:name="T3" style:family="text">
      <style:text-properties officeooo:rsid="002de032"/>
    </style:style>
    <style:style style:name="T4" style:family="text">
      <style:text-properties officeooo:rsid="00314b5c"/>
    </style:style>
    <style:style style:name="T5" style:family="text">
      <style:text-properties officeooo:rsid="00ba06ea"/>
    </style:style>
    <style:style style:name="T6" style:family="text">
      <style:text-properties officeooo:rsid="00bb7c09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d2e7a0"/>
    </style:style>
    <style:style style:name="T10" style:family="text">
      <style:text-properties officeooo:rsid="00d42acb"/>
    </style:style>
    <style:style style:name="T11" style:family="text">
      <style:text-properties officeooo:rsid="00d5c37e"/>
    </style:style>
    <style:style style:name="T12" style:family="text">
      <style:text-properties officeooo:rsid="00d7a9fe"/>
    </style:style>
    <style:style style:name="T13" style:family="text">
      <style:text-properties officeooo:rsid="00e07fa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color="#000000" draw:fill-color="#9999ff" draw:opacity="100%" draw:textarea-horizontal-align="justify" draw:textarea-vertical-align="middle" draw:auto-grow-height="false" fo:min-height="0.0598in" fo:min-width="0.0598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9999ff" draw:opacity="100%" draw:textarea-horizontal-align="justify" draw:textarea-vertical-align="middle" draw:auto-grow-height="false" fo:min-height="0.0563in" fo:min-width="0.056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99ff66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801900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99ff66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9999ff" draw:opacity="100%" draw:textarea-horizontal-align="justify" draw:textarea-vertical-align="middle" draw:auto-grow-height="false" fo:min-height="0.0571in" fo:min-width="0.057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9999ff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9999ff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-color="#ff6600" draw:opacity="50%" draw:textarea-horizontal-align="justify" draw:textarea-vertical-align="middle" draw:auto-grow-height="false" fo:min-height="0.0575in" fo:min-width="0.057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fill-color="#ff66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99ff66" draw:textarea-horizontal-align="justify" draw:textarea-vertical-align="middle" draw:auto-grow-height="false" fo:min-height="0.0575in" fo:min-width="0.0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-color="#8019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-color="#801900" draw:textarea-horizontal-align="justify" draw:textarea-vertical-align="middle" draw:auto-grow-height="false" fo:min-height="0.0701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in" svg:stroke-color="#000000" draw:marker-start-width="0.1402in" draw:marker-end-width="0.1402in" draw:textarea-horizontal-align="center" draw:textarea-vertical-align="middle" fo:padding-top="0.0008in" fo:padding-bottom="0.0008in" fo:padding-left="0.0008in" fo:padding-r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fill-color="#99ff66" draw:textarea-horizontal-align="justify" draw:textarea-vertical-align="middle" draw:auto-grow-height="false" fo:min-height="0.0598in" fo:min-width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000000" draw:fill-color="#ff6600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fill-color="#801900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000000" draw:fill-color="#99ff66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000000" draw:fill-color="#ff6600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000000" draw:fill-color="#ff6600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000000" draw:fill-color="#9999ff" draw:opacity="100%" draw:textarea-horizontal-align="justify" draw:textarea-vertical-align="middle" draw:auto-grow-height="false" fo:min-height="0.0783in" fo:min-width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color="#000000" draw:fill-color="#ff6600" draw:textarea-horizontal-align="justify" draw:textarea-vertical-align="middle" draw:auto-grow-height="false" fo:min-height="0.0583in" fo:min-width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color="#000000" draw:fill-color="#ff6600" draw:textarea-horizontal-align="justify" draw:textarea-vertical-align="middle" draw:auto-grow-height="false" fo:min-height="0.0783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000000" draw:fill-color="#801900" draw:textarea-horizontal-align="justify" draw:textarea-vertical-align="middle" draw:auto-grow-height="false" fo:min-height="0.0508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000000" draw:fill-color="#ff6600" draw:opacity="50%" draw:textarea-horizontal-align="justify" draw:textarea-vertical-align="middle" draw:auto-grow-height="false" fo:min-height="0.0783in" fo:min-width="0.078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uitar Scales, Arpeggios and Chords</text:p>
      <text:p text:style-name="P18">Part I<text:span text:style-name="T9">II</text:span></text:p>
      <text:p text:style-name="P18">Diatonic Scale<text:span text:style-name="T5">,</text:span></text:p>
      <text:p text:style-name="P20"><text:span text:style-name="T9">1-3-5-7</text:span> Arpeggios<text:span text:style-name="T5">,</text:span></text:p>
      <text:p text:style-name="P21">in</text:p>
      <text:p text:style-name="P21">CAGED<text:span text:style-name="T11"> </text:span>System</text:p>
      <text:p text:style-name="P16"/>
      <text:p text:style-name="P16"/>
      <text:p text:style-name="P19">Jan de Jongh</text:p>
      <text:p text:style-name="P19">GitHub Repository: <text:span text:style-name="T7">https://github.com/jandejongh/guitar</text:span></text:p>
      <text:p text:style-name="P19">2017 – 2018 – <text:span text:style-name="T13">2023</text:span></text:p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27"><text:a xlink:type="simple" xlink:href="#__RefHeading___Toc11226_1024750181" text:style-name="Index_20_Link" text:visited-style-name="Index_20_Link">Introduction<text:tab/>3</text:a></text:p>
          <text:p text:style-name="P27"><text:a xlink:type="simple" xlink:href="#__RefHeading___Toc11252_1024750181" text:style-name="Index_20_Link" text:visited-style-name="Index_20_Link">CAGED 1-3-5-7 arpeggios [Ionian/Lydian]<text:tab/>4</text:a></text:p>
          <text:p text:style-name="P28"><text:a xlink:type="simple" xlink:href="#__RefHeading___Toc11254_1024750181" text:style-name="Index_20_Link" text:visited-style-name="Index_20_Link">C-shape<text:tab/>4</text:a></text:p>
          <text:p text:style-name="P28"><text:a xlink:type="simple" xlink:href="#__RefHeading___Toc11256_1024750181" text:style-name="Index_20_Link" text:visited-style-name="Index_20_Link">A-shape<text:tab/>4</text:a></text:p>
          <text:p text:style-name="P28"><text:a xlink:type="simple" xlink:href="#__RefHeading___Toc11258_1024750181" text:style-name="Index_20_Link" text:visited-style-name="Index_20_Link">G-shape<text:tab/>4</text:a></text:p>
          <text:p text:style-name="P28"><text:a xlink:type="simple" xlink:href="#__RefHeading___Toc11260_1024750181" text:style-name="Index_20_Link" text:visited-style-name="Index_20_Link">E-shape<text:tab/>4</text:a></text:p>
          <text:p text:style-name="P28"><text:a xlink:type="simple" xlink:href="#__RefHeading___Toc11262_1024750181" text:style-name="Index_20_Link" text:visited-style-name="Index_20_Link">D-shape<text:tab/>4</text:a></text:p>
          <text:p text:style-name="P27"><text:a xlink:type="simple" xlink:href="#__RefHeading___Toc12274_1748863185" text:style-name="Index_20_Link" text:visited-style-name="Index_20_Link">CAGED 1-3-5-b7 arpeggios [Mixolydian]<text:tab/>5</text:a></text:p>
          <text:p text:style-name="P28"><text:a xlink:type="simple" xlink:href="#__RefHeading___Toc11254_10247501811" text:style-name="Index_20_Link" text:visited-style-name="Index_20_Link">C-shape<text:tab/>5</text:a></text:p>
          <text:p text:style-name="P28"><text:a xlink:type="simple" xlink:href="#__RefHeading___Toc11256_10247501811" text:style-name="Index_20_Link" text:visited-style-name="Index_20_Link">A-shape<text:tab/>5</text:a></text:p>
          <text:p text:style-name="P28"><text:a xlink:type="simple" xlink:href="#__RefHeading___Toc11258_10247501811" text:style-name="Index_20_Link" text:visited-style-name="Index_20_Link">G-shape<text:tab/>5</text:a></text:p>
          <text:p text:style-name="P28"><text:a xlink:type="simple" xlink:href="#__RefHeading___Toc11260_10247501811" text:style-name="Index_20_Link" text:visited-style-name="Index_20_Link">E-shape<text:tab/>5</text:a></text:p>
          <text:p text:style-name="P28"><text:a xlink:type="simple" xlink:href="#__RefHeading___Toc11262_10247501811" text:style-name="Index_20_Link" text:visited-style-name="Index_20_Link">D-shape<text:tab/>5</text:a></text:p>
          <text:p text:style-name="P27"><text:a xlink:type="simple" xlink:href="#__RefHeading___Toc11264_1024750181" text:style-name="Index_20_Link" text:visited-style-name="Index_20_Link">CAGED 1-b3-5-b7 arpeggios [Dorian/Phrygian/Aeolian]<text:tab/>6</text:a></text:p>
          <text:p text:style-name="P28"><text:a xlink:type="simple" xlink:href="#__RefHeading___Toc11266_1024750181" text:style-name="Index_20_Link" text:visited-style-name="Index_20_Link">C-shape<text:tab/>6</text:a></text:p>
          <text:p text:style-name="P28"><text:a xlink:type="simple" xlink:href="#__RefHeading___Toc11268_1024750181" text:style-name="Index_20_Link" text:visited-style-name="Index_20_Link">A-shape<text:tab/>6</text:a></text:p>
          <text:p text:style-name="P28"><text:a xlink:type="simple" xlink:href="#__RefHeading___Toc11270_1024750181" text:style-name="Index_20_Link" text:visited-style-name="Index_20_Link">G-shape<text:tab/>6</text:a></text:p>
          <text:p text:style-name="P28"><text:a xlink:type="simple" xlink:href="#__RefHeading___Toc11272_1024750181" text:style-name="Index_20_Link" text:visited-style-name="Index_20_Link">E-shape<text:tab/>6</text:a></text:p>
          <text:p text:style-name="P28"><text:a xlink:type="simple" xlink:href="#__RefHeading___Toc11274_1024750181" text:style-name="Index_20_Link" text:visited-style-name="Index_20_Link">D-shape<text:tab/>6</text:a></text:p>
          <text:p text:style-name="P27"><text:a xlink:type="simple" xlink:href="#__RefHeading___Toc12276_1748863185" text:style-name="Index_20_Link" text:visited-style-name="Index_20_Link">CAGED 1-b3-b5-b7 arpeggios [Locrian]<text:tab/>7</text:a></text:p>
          <text:p text:style-name="P28"><text:a xlink:type="simple" xlink:href="#__RefHeading___Toc11266_10247501811" text:style-name="Index_20_Link" text:visited-style-name="Index_20_Link">C-shape<text:tab/>7</text:a></text:p>
          <text:p text:style-name="P28"><text:a xlink:type="simple" xlink:href="#__RefHeading___Toc11268_10247501811" text:style-name="Index_20_Link" text:visited-style-name="Index_20_Link">A-shape<text:tab/>7</text:a></text:p>
          <text:p text:style-name="P28"><text:a xlink:type="simple" xlink:href="#__RefHeading___Toc11270_10247501811" text:style-name="Index_20_Link" text:visited-style-name="Index_20_Link">G-shape<text:tab/>7</text:a></text:p>
          <text:p text:style-name="P28"><text:a xlink:type="simple" xlink:href="#__RefHeading___Toc11272_10247501811" text:style-name="Index_20_Link" text:visited-style-name="Index_20_Link">E-shape<text:tab/>7</text:a></text:p>
          <text:p text:style-name="P28"><text:a xlink:type="simple" xlink:href="#__RefHeading___Toc11274_10247501811" text:style-name="Index_20_Link" text:visited-style-name="Index_20_Link">D-shape<text:tab/>7</text:a></text:p>
        </text:index-body>
      </text:table-of-content>
      <text:h text:style-name="P30" text:outline-level="1"/>
      <text:h text:style-name="P31" text:outline-level="1"><text:bookmark-start text:name="__RefHeading___Toc11226_1024750181"/>Introduction<text:bookmark-end text:name="__RefHeading___Toc11226_1024750181"/></text:h>
      <text:p text:style-name="P42"/>
      <text:h text:style-name="P32" text:outline-level="1"><text:bookmark-start text:name="__RefHeading___Toc11252_1024750181"/><text:span text:style-name="T6">CAGED </text:span>1-3-5<text:span text:style-name="T10">-7</text:span> arpeggios<text:span text:style-name="T3"> [Ionian/Lydian]</text:span><text:bookmark-end text:name="__RefHeading___Toc11252_1024750181"/></text:h>
      <text:h text:style-name="P37" text:outline-level="2"><text:bookmark-start text:name="__RefHeading___Toc11254_1024750181"/>C-<text:span text:style-name="T1">shape</text:span><text:bookmark-end text:name="__RefHeading___Toc11254_1024750181"/></text:h>
      <text:p text:style-name="P1"><draw:frame draw:style-name="fr1" draw:name="Frame1" text:anchor-type="paragraph" svg:x="0.5228in" svg:y="0.0398in" svg:width="3.6937in" draw:z-index="0"><draw:text-box fo:min-height="1.0575in"><text:p text:style-name="Frame_20_contents"><draw:line text:anchor-type="paragraph" draw:z-index="4" draw:name="Shape2" draw:style-name="gr14" draw:text-style-name="P54" svg:x1="0.6984in" svg:y1="0.5882in" svg:x2="3.4547in" svg:y2="0.5811in"><text:p/></draw:line><draw:line text:anchor-type="paragraph" draw:z-index="3" draw:name="Shape2" draw:style-name="gr14" draw:text-style-name="P54" svg:x1="0.698in" svg:y1="0.4839in" svg:x2="3.4551in" svg:y2="0.4819in"><text:p/></draw:line><draw:line text:anchor-type="paragraph" draw:z-index="2" draw:name="Shape2" draw:style-name="gr14" draw:text-style-name="P54" svg:x1="0.6929in" svg:y1="0.3906in" svg:x2="3.4547in" svg:y2="0.378in"><text:p/></draw:line><draw:line text:anchor-type="paragraph" draw:z-index="5" draw:name="Shape2" draw:style-name="gr16" draw:text-style-name="P55" svg:x1="0.6984in" svg:y1="0.1811in" svg:x2="3.4547in" svg:y2="0.1811in"><text:p/></draw:line><draw:line text:anchor-type="paragraph" draw:z-index="7" draw:name="Shape1" draw:style-name="gr15" draw:text-style-name="P54" svg:x1="0.6984in" svg:y1="0.1811in" svg:x2="0.6984in" svg:y2="0.6894in"><text:p/></draw:line><draw:line text:anchor-type="paragraph" draw:z-index="1" draw:name="Shape2" draw:style-name="gr14" draw:text-style-name="P56" svg:x1="0.6984in" svg:y1="0.2953in" svg:x2="3.4547in" svg:y2="0.2791in"><text:p/></draw:line><draw:line text:anchor-type="paragraph" draw:z-index="6" draw:name="Shape2" draw:style-name="gr14" draw:text-style-name="P54" svg:x1="0.6984in" svg:y1="0.6898in" svg:x2="3.4547in" svg:y2="0.6898in"><text:p/></draw:line><draw:line text:anchor-type="paragraph" draw:z-index="8" draw:name="Shape1" draw:style-name="gr14" draw:text-style-name="P54" svg:x1="1.0925in" svg:y1="0.1811in" svg:x2="1.0925in" svg:y2="0.6894in"><text:p/></draw:line><draw:line text:anchor-type="paragraph" draw:z-index="9" draw:name="Shape1" draw:style-name="gr14" draw:text-style-name="P54" svg:x1="1.4862in" svg:y1="0.1811in" svg:x2="1.4862in" svg:y2="0.6894in"><text:p/></draw:line><draw:line text:anchor-type="paragraph" draw:z-index="10" draw:name="Shape1" draw:style-name="gr14" draw:text-style-name="P54" svg:x1="1.8799in" svg:y1="0.1811in" svg:x2="1.8799in" svg:y2="0.6894in"><text:p/></draw:line><draw:line text:anchor-type="paragraph" draw:z-index="11" draw:name="Shape1" draw:style-name="gr14" draw:text-style-name="P54" svg:x1="2.2736in" svg:y1="0.1811in" svg:x2="2.2736in" svg:y2="0.6894in"><text:p/></draw:line><draw:line text:anchor-type="paragraph" draw:z-index="12" draw:name="Shape1" draw:style-name="gr14" draw:text-style-name="P54" svg:x1="2.6673in" svg:y1="0.1811in" svg:x2="2.6673in" svg:y2="0.6894in"><text:p/></draw:line><draw:line text:anchor-type="paragraph" draw:z-index="13" draw:name="Shape1" draw:style-name="gr14" draw:text-style-name="P54" svg:x1="3.061in" svg:y1="0.1811in" svg:x2="3.061in" svg:y2="0.6894in"><text:p/></draw:line><draw:custom-shape text:anchor-type="paragraph" draw:z-index="14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3" draw:style-name="gr10" draw:text-style-name="P52" svg:width="0.0787in" svg:height="0.0787in" svg:x="2.0319in" svg:y="0.4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3" draw:style-name="gr10" draw:text-style-name="P52" svg:width="0.0787in" svg:height="0.0787in" svg:x="1.2646in" svg:y="0.1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3" draw:style-name="gr5" draw:text-style-name="P48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3" draw:style-name="gr10" draw:text-style-name="P52" svg:width="0.0787in" svg:height="0.0787in" svg:x="1.2508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3" draw:style-name="gr5" draw:text-style-name="P48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3" draw:style-name="gr20" draw:text-style-name="P59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1" draw:style-name="gr14" draw:text-style-name="P54" svg:x1="3.4547in" svg:y1="0.1811in" svg:x2="3.4547in" svg:y2="0.6894in"><text:p/></draw:line><draw:custom-shape text:anchor-type="paragraph" draw:z-index="464" draw:name="Shape3" draw:style-name="gr2" draw:text-style-name="P45" svg:width="0.0787in" svg:height="0.0787in" svg:x="1.2618in" svg:y="0.25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5" draw:name="Shape3" draw:style-name="gr2" draw:text-style-name="P45" svg:width="0.0787in" svg:height="0.0787in" svg:x="1.6272in" svg:y="2.257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"/>
      <text:p text:style-name="P1"/>
      <text:p text:style-name="P1"><draw:custom-shape text:anchor-type="paragraph" draw:z-index="232" draw:name="Shape3" draw:style-name="gr23" draw:text-style-name="P45" svg:width="0.0787in" svg:height="0.0787in" svg:x="2.6161in" svg:y="0.071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h text:style-name="P38" text:outline-level="2"/>
      <text:h text:style-name="P38" text:outline-level="2"><text:bookmark-start text:name="__RefHeading___Toc11256_1024750181"/>A-<text:span text:style-name="T1">shape</text:span><text:bookmark-end text:name="__RefHeading___Toc11256_1024750181"/></text:h>
      <text:p text:style-name="P9"><draw:frame draw:style-name="fr1" draw:name="Frame3" text:anchor-type="paragraph" svg:x="0.5228in" svg:y="0.0307in" svg:width="3.7425in" draw:z-index="22"><draw:text-box fo:min-height="1.0575in"><text:p text:style-name="Frame_20_contents"><draw:line text:anchor-type="paragraph" draw:z-index="23" draw:name="Shape2" draw:style-name="gr14" draw:text-style-name="P56" svg:x1="0.6984in" svg:y1="0.2949in" svg:x2="3.4547in" svg:y2="0.2839in"><text:p/></draw:line><draw:line text:anchor-type="paragraph" draw:z-index="24" draw:name="Shape2" draw:style-name="gr14" draw:text-style-name="P54" svg:x1="0.6929in" svg:y1="0.3906in" svg:x2="3.4547in" svg:y2="0.378in"><text:p/></draw:line><draw:line text:anchor-type="paragraph" draw:z-index="25" draw:name="Shape2" draw:style-name="gr14" draw:text-style-name="P54" svg:x1="0.698in" svg:y1="0.4839in" svg:x2="3.4551in" svg:y2="0.4819in"><text:p/></draw:line><draw:line text:anchor-type="paragraph" draw:z-index="26" draw:name="Shape2" draw:style-name="gr14" draw:text-style-name="P54" svg:x1="0.6984in" svg:y1="0.5882in" svg:x2="3.4547in" svg:y2="0.5807in"><text:p/></draw:line><draw:line text:anchor-type="paragraph" draw:z-index="27" draw:name="Shape2" draw:style-name="gr16" draw:text-style-name="P55" svg:x1="0.6984in" svg:y1="0.1811in" svg:x2="3.4547in" svg:y2="0.1811in"><text:p/></draw:line><draw:line text:anchor-type="paragraph" draw:z-index="28" draw:name="Shape2" draw:style-name="gr14" draw:text-style-name="P54" svg:x1="0.6984in" svg:y1="0.6898in" svg:x2="3.4547in" svg:y2="0.6898in"><text:p/></draw:line><draw:line text:anchor-type="paragraph" draw:z-index="29" draw:name="Shape1" draw:style-name="gr15" draw:text-style-name="P54" svg:x1="0.6984in" svg:y1="0.1811in" svg:x2="0.6984in" svg:y2="0.6894in"><text:p/></draw:line><draw:line text:anchor-type="paragraph" draw:z-index="30" draw:name="Shape1" draw:style-name="gr14" draw:text-style-name="P54" svg:x1="1.0925in" svg:y1="0.1811in" svg:x2="1.0925in" svg:y2="0.6894in"><text:p/></draw:line><draw:line text:anchor-type="paragraph" draw:z-index="31" draw:name="Shape1" draw:style-name="gr14" draw:text-style-name="P54" svg:x1="1.4862in" svg:y1="0.1811in" svg:x2="1.4862in" svg:y2="0.6894in"><text:p/></draw:line><draw:line text:anchor-type="paragraph" draw:z-index="32" draw:name="Shape1" draw:style-name="gr14" draw:text-style-name="P54" svg:x1="1.8799in" svg:y1="0.1811in" svg:x2="1.8799in" svg:y2="0.6894in"><text:p/></draw:line><draw:line text:anchor-type="paragraph" draw:z-index="33" draw:name="Shape1" draw:style-name="gr14" draw:text-style-name="P54" svg:x1="2.2736in" svg:y1="0.1811in" svg:x2="2.2736in" svg:y2="0.6894in"><text:p/></draw:line><draw:line text:anchor-type="paragraph" draw:z-index="34" draw:name="Shape1" draw:style-name="gr14" draw:text-style-name="P54" svg:x1="2.6673in" svg:y1="0.1811in" svg:x2="2.6673in" svg:y2="0.6894in"><text:p/></draw:line><draw:line text:anchor-type="paragraph" draw:z-index="35" draw:name="Shape1" draw:style-name="gr14" draw:text-style-name="P54" svg:x1="3.061in" svg:y1="0.1811in" svg:x2="3.061in" svg:y2="0.6894in"><text:p/></draw:line><draw:line text:anchor-type="paragraph" draw:z-index="36" draw:name="Shape1" draw:style-name="gr14" draw:text-style-name="P54" svg:x1="3.4547in" svg:y1="0.1811in" svg:x2="3.4547in" svg:y2="0.6894in"><text:p/></draw:line><draw:custom-shape text:anchor-type="paragraph" draw:z-index="37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3" draw:style-name="gr10" draw:text-style-name="P52" svg:width="0.0787in" svg:height="0.0787in" svg:x="2.0307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3" draw:style-name="gr5" draw:text-style-name="P48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3" draw:style-name="gr5" draw:text-style-name="P48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3" draw:style-name="gr21" draw:text-style-name="P60" svg:width="0.0787in" svg:height="0.0787in" svg:x="2.8335in" svg:y="0.5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3" draw:style-name="gr20" draw:text-style-name="P59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3" draw:style-name="gr3" draw:text-style-name="P46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3" draw:style-name="gr10" draw:text-style-name="P52" svg:width="0.0787in" svg:height="0.0787in" svg:x="0.8492in" svg:y="0.4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6" draw:name="Shape3" draw:style-name="gr2" draw:text-style-name="P45" svg:width="0.0787in" svg:height="0.0787in" svg:x="0.8453in" svg:y="0.552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7" draw:name="Shape3" draw:style-name="gr7" draw:text-style-name="P49" svg:width="0.0787in" svg:height="0.0787in" svg:x="2.828in" svg:y="0.145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9"/>
      <text:p text:style-name="P9"/>
      <text:p text:style-name="P9"/>
      <text:h text:style-name="Heading_20_2" text:outline-level="2"><text:bookmark-start text:name="__RefHeading___Toc11258_1024750181"/>G-<text:span text:style-name="T2">shape</text:span><text:bookmark-end text:name="__RefHeading___Toc11258_1024750181"/></text:h>
      <text:p text:style-name="Text_20_body"><draw:frame draw:style-name="fr1" draw:name="Frame2" text:anchor-type="paragraph" svg:x="0.5228in" svg:y="0.0307in" svg:width="3.7425in" draw:z-index="47"><draw:text-box fo:min-height="1.0575in"><text:p text:style-name="Frame_20_contents"><draw:line text:anchor-type="paragraph" draw:z-index="48" draw:name="Shape2" draw:style-name="gr14" draw:text-style-name="P56" svg:x1="0.6984in" svg:y1="0.2949in" svg:x2="3.4547in" svg:y2="0.2839in"><text:p/></draw:line><draw:line text:anchor-type="paragraph" draw:z-index="49" draw:name="Shape2" draw:style-name="gr14" draw:text-style-name="P54" svg:x1="0.6929in" svg:y1="0.3906in" svg:x2="3.4547in" svg:y2="0.378in"><text:p/></draw:line><draw:line text:anchor-type="paragraph" draw:z-index="50" draw:name="Shape2" draw:style-name="gr14" draw:text-style-name="P54" svg:x1="0.698in" svg:y1="0.4839in" svg:x2="3.4551in" svg:y2="0.4819in"><text:p/></draw:line><draw:line text:anchor-type="paragraph" draw:z-index="51" draw:name="Shape2" draw:style-name="gr14" draw:text-style-name="P54" svg:x1="0.6984in" svg:y1="0.5882in" svg:x2="3.4547in" svg:y2="0.5807in"><text:p/></draw:line><draw:line text:anchor-type="paragraph" draw:z-index="52" draw:name="Shape2" draw:style-name="gr16" draw:text-style-name="P55" svg:x1="0.6984in" svg:y1="0.1811in" svg:x2="3.4547in" svg:y2="0.1811in"><text:p/></draw:line><draw:line text:anchor-type="paragraph" draw:z-index="53" draw:name="Shape2" draw:style-name="gr14" draw:text-style-name="P54" svg:x1="0.6984in" svg:y1="0.6898in" svg:x2="3.4547in" svg:y2="0.6898in"><text:p/></draw:line><draw:line text:anchor-type="paragraph" draw:z-index="54" draw:name="Shape1" draw:style-name="gr15" draw:text-style-name="P54" svg:x1="0.6984in" svg:y1="0.1811in" svg:x2="0.6984in" svg:y2="0.6894in"><text:p/></draw:line><draw:line text:anchor-type="paragraph" draw:z-index="55" draw:name="Shape1" draw:style-name="gr14" draw:text-style-name="P54" svg:x1="1.0925in" svg:y1="0.1811in" svg:x2="1.0925in" svg:y2="0.6894in"><text:p/></draw:line><draw:line text:anchor-type="paragraph" draw:z-index="56" draw:name="Shape1" draw:style-name="gr14" draw:text-style-name="P54" svg:x1="1.4862in" svg:y1="0.1811in" svg:x2="1.4862in" svg:y2="0.6894in"><text:p/></draw:line><draw:line text:anchor-type="paragraph" draw:z-index="57" draw:name="Shape1" draw:style-name="gr14" draw:text-style-name="P54" svg:x1="1.8799in" svg:y1="0.1811in" svg:x2="1.8799in" svg:y2="0.6894in"><text:p/></draw:line><draw:line text:anchor-type="paragraph" draw:z-index="58" draw:name="Shape1" draw:style-name="gr14" draw:text-style-name="P54" svg:x1="2.2736in" svg:y1="0.1811in" svg:x2="2.2736in" svg:y2="0.6894in"><text:p/></draw:line><draw:line text:anchor-type="paragraph" draw:z-index="59" draw:name="Shape1" draw:style-name="gr14" draw:text-style-name="P54" svg:x1="2.6673in" svg:y1="0.1811in" svg:x2="2.6673in" svg:y2="0.6894in"><text:p/></draw:line><draw:line text:anchor-type="paragraph" draw:z-index="60" draw:name="Shape1" draw:style-name="gr14" draw:text-style-name="P54" svg:x1="3.061in" svg:y1="0.1811in" svg:x2="3.061in" svg:y2="0.6894in"><text:p/></draw:line><draw:line text:anchor-type="paragraph" draw:z-index="61" draw:name="Shape1" draw:style-name="gr14" draw:text-style-name="P54" svg:x1="3.4547in" svg:y1="0.1811in" svg:x2="3.4547in" svg:y2="0.6894in"><text:p/></draw:line><draw:custom-shape text:anchor-type="paragraph" draw:z-index="62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3" draw:style-name="gr18" draw:text-style-name="P57" svg:width="0.0795in" svg:height="0.0795in" svg:x="1.23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3" draw:style-name="gr5" draw:text-style-name="P48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Shape3" draw:style-name="gr10" draw:text-style-name="P52" svg:width="0.0787in" svg:height="0.0787in" svg:x="2.0201in" svg:y="0.5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3" draw:style-name="gr5" draw:text-style-name="P48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8" draw:name="Shape3" draw:style-name="gr2" draw:text-style-name="P45" svg:width="0.0787in" svg:height="0.0787in" svg:x="2.0283in" svg:y="0.142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9" draw:name="Shape3" draw:style-name="gr2" draw:text-style-name="P45" svg:width="0.0787in" svg:height="0.0787in" svg:x="2.0181in" svg:y="0.648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0" draw:name="Shape3" draw:style-name="gr2" draw:text-style-name="P45" svg:width="0.0787in" svg:height="0.0787in" svg:x="0.8409in" svg:y="0.349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1" draw:name="Shape3" draw:style-name="gr7" draw:text-style-name="P49" svg:width="0.0787in" svg:height="0.0787in" svg:x="2.8307in" svg:y="0.44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Text_20_body"><draw:custom-shape text:anchor-type="paragraph" draw:z-index="114" draw:name="Shape3" draw:style-name="gr22" draw:text-style-name="P51" svg:width="0.0795in" svg:height="0.0795in" svg:x="3.411in" svg:y="0.10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h text:style-name="Heading_20_2" text:outline-level="2"><text:bookmark-start text:name="__RefHeading___Toc11260_1024750181"/>E-shape<text:bookmark-end text:name="__RefHeading___Toc11260_1024750181"/></text:h>
      <text:p text:style-name="Text_20_body"><draw:frame draw:style-name="fr1" draw:name="Frame4" text:anchor-type="paragraph" svg:x="0.5228in" svg:y="0.0307in" svg:width="3.7425in" draw:z-index="68"><draw:text-box fo:min-height="1.0575in"><text:p text:style-name="Frame_20_contents"><draw:line text:anchor-type="paragraph" draw:z-index="69" draw:name="Shape2" draw:style-name="gr14" draw:text-style-name="P56" svg:x1="0.6984in" svg:y1="0.2949in" svg:x2="3.4547in" svg:y2="0.2839in"><text:p/></draw:line><draw:line text:anchor-type="paragraph" draw:z-index="70" draw:name="Shape2" draw:style-name="gr14" draw:text-style-name="P54" svg:x1="0.6929in" svg:y1="0.3906in" svg:x2="3.4547in" svg:y2="0.378in"><text:p/></draw:line><draw:line text:anchor-type="paragraph" draw:z-index="71" draw:name="Shape2" draw:style-name="gr14" draw:text-style-name="P54" svg:x1="0.698in" svg:y1="0.4839in" svg:x2="3.4551in" svg:y2="0.4819in"><text:p/></draw:line><draw:line text:anchor-type="paragraph" draw:z-index="72" draw:name="Shape2" draw:style-name="gr14" draw:text-style-name="P54" svg:x1="0.6984in" svg:y1="0.5882in" svg:x2="3.4547in" svg:y2="0.5807in"><text:p/></draw:line><draw:line text:anchor-type="paragraph" draw:z-index="73" draw:name="Shape2" draw:style-name="gr16" draw:text-style-name="P55" svg:x1="0.6984in" svg:y1="0.1811in" svg:x2="3.4547in" svg:y2="0.1811in"><text:p/></draw:line><draw:line text:anchor-type="paragraph" draw:z-index="74" draw:name="Shape2" draw:style-name="gr14" draw:text-style-name="P54" svg:x1="0.6984in" svg:y1="0.6898in" svg:x2="3.4547in" svg:y2="0.6898in"><text:p/></draw:line><draw:line text:anchor-type="paragraph" draw:z-index="75" draw:name="Shape1" draw:style-name="gr15" draw:text-style-name="P54" svg:x1="0.6984in" svg:y1="0.1811in" svg:x2="0.6984in" svg:y2="0.6894in"><text:p/></draw:line><draw:line text:anchor-type="paragraph" draw:z-index="76" draw:name="Shape1" draw:style-name="gr14" draw:text-style-name="P54" svg:x1="1.0925in" svg:y1="0.1811in" svg:x2="1.0925in" svg:y2="0.6894in"><text:p/></draw:line><draw:line text:anchor-type="paragraph" draw:z-index="77" draw:name="Shape1" draw:style-name="gr14" draw:text-style-name="P54" svg:x1="1.4862in" svg:y1="0.1811in" svg:x2="1.4862in" svg:y2="0.6894in"><text:p/></draw:line><draw:line text:anchor-type="paragraph" draw:z-index="78" draw:name="Shape1" draw:style-name="gr14" draw:text-style-name="P54" svg:x1="1.8799in" svg:y1="0.1811in" svg:x2="1.8799in" svg:y2="0.6894in"><text:p/></draw:line><draw:line text:anchor-type="paragraph" draw:z-index="79" draw:name="Shape1" draw:style-name="gr14" draw:text-style-name="P54" svg:x1="2.2736in" svg:y1="0.1811in" svg:x2="2.2736in" svg:y2="0.6894in"><text:p/></draw:line><draw:line text:anchor-type="paragraph" draw:z-index="80" draw:name="Shape1" draw:style-name="gr14" draw:text-style-name="P54" svg:x1="2.6673in" svg:y1="0.1811in" svg:x2="2.6673in" svg:y2="0.6894in"><text:p/></draw:line><draw:line text:anchor-type="paragraph" draw:z-index="81" draw:name="Shape1" draw:style-name="gr14" draw:text-style-name="P54" svg:x1="3.061in" svg:y1="0.1811in" svg:x2="3.061in" svg:y2="0.6894in"><text:p/></draw:line><draw:line text:anchor-type="paragraph" draw:z-index="82" draw:name="Shape1" draw:style-name="gr14" draw:text-style-name="P54" svg:x1="3.4547in" svg:y1="0.1811in" svg:x2="3.4547in" svg:y2="0.6894in"><text:p/></draw:line><draw:custom-shape text:anchor-type="paragraph" draw:z-index="83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3" draw:style-name="gr10" draw:text-style-name="P52" svg:width="0.0787in" svg:height="0.0787in" svg:x="1.6299in" svg:y="0.3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3" draw:style-name="gr5" draw:text-style-name="P48" svg:width="0.0807in" svg:height="0.0807in" svg:x="1.2425in" svg:y="0.2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3" draw:style-name="gr5" draw:text-style-name="P48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3" draw:style-name="gr27" draw:text-style-name="P60" svg:width="0.0787in" svg:height="0.0787in" svg:x="2.8161in" svg:y="0.6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Shape3" draw:style-name="gr21" draw:text-style-name="P60" svg:width="0.0787in" svg:height="0.0787in" svg:x="2.811in" svg:y="0.1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name="Shape3" draw:style-name="gr10" draw:text-style-name="P52" svg:width="0.0787in" svg:height="0.0787in" svg:x="0.8646in" svg:y="0.5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2" draw:name="Shape3" draw:style-name="gr2" draw:text-style-name="P45" svg:width="0.0787in" svg:height="0.0787in" svg:x="0.8646in" svg:y="0.65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3" draw:name="Shape3" draw:style-name="gr2" draw:text-style-name="P45" svg:width="0.0787in" svg:height="0.0787in" svg:x="0.8618in" svg:y="0.140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4" draw:name="Shape3" draw:style-name="gr2" draw:text-style-name="P45" svg:width="0.0787in" svg:height="0.0787in" svg:x="1.6299in" svg:y="0.44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Text_20_body"/>
      <text:p text:style-name="Text_20_body"/>
      <text:p text:style-name="P10"/>
      <text:h text:style-name="Heading_20_2" text:outline-level="2"><text:bookmark-start text:name="__RefHeading___Toc11262_1024750181"/>D-shape<text:bookmark-end text:name="__RefHeading___Toc11262_1024750181"/></text:h>
      <text:p text:style-name="Text_20_body"><draw:frame draw:style-name="fr1" draw:name="Frame5" text:anchor-type="paragraph" svg:x="0.5228in" svg:y="0.0307in" svg:width="3.7425in" draw:z-index="90"><draw:text-box fo:min-height="1.0575in"><text:p text:style-name="Frame_20_contents"><draw:line text:anchor-type="paragraph" draw:z-index="91" draw:name="Shape2" draw:style-name="gr14" draw:text-style-name="P56" svg:x1="0.6984in" svg:y1="0.2949in" svg:x2="3.4547in" svg:y2="0.2839in"><text:p/></draw:line><draw:line text:anchor-type="paragraph" draw:z-index="92" draw:name="Shape2" draw:style-name="gr14" draw:text-style-name="P54" svg:x1="0.6929in" svg:y1="0.3906in" svg:x2="3.4547in" svg:y2="0.378in"><text:p/></draw:line><draw:line text:anchor-type="paragraph" draw:z-index="93" draw:name="Shape2" draw:style-name="gr14" draw:text-style-name="P54" svg:x1="0.698in" svg:y1="0.4839in" svg:x2="3.4551in" svg:y2="0.4819in"><text:p/></draw:line><draw:line text:anchor-type="paragraph" draw:z-index="94" draw:name="Shape2" draw:style-name="gr14" draw:text-style-name="P54" svg:x1="0.6984in" svg:y1="0.5882in" svg:x2="3.4547in" svg:y2="0.5807in"><text:p/></draw:line><draw:line text:anchor-type="paragraph" draw:z-index="95" draw:name="Shape2" draw:style-name="gr16" draw:text-style-name="P55" svg:x1="0.6984in" svg:y1="0.1811in" svg:x2="3.4547in" svg:y2="0.1811in"><text:p/></draw:line><draw:line text:anchor-type="paragraph" draw:z-index="96" draw:name="Shape2" draw:style-name="gr14" draw:text-style-name="P54" svg:x1="0.6984in" svg:y1="0.6898in" svg:x2="3.4547in" svg:y2="0.6898in"><text:p/></draw:line><draw:line text:anchor-type="paragraph" draw:z-index="97" draw:name="Shape1" draw:style-name="gr15" draw:text-style-name="P54" svg:x1="0.6984in" svg:y1="0.1811in" svg:x2="0.6984in" svg:y2="0.6894in"><text:p/></draw:line><draw:line text:anchor-type="paragraph" draw:z-index="98" draw:name="Shape1" draw:style-name="gr14" draw:text-style-name="P54" svg:x1="1.0925in" svg:y1="0.1811in" svg:x2="1.0925in" svg:y2="0.6894in"><text:p/></draw:line><draw:line text:anchor-type="paragraph" draw:z-index="99" draw:name="Shape1" draw:style-name="gr14" draw:text-style-name="P54" svg:x1="1.4862in" svg:y1="0.1811in" svg:x2="1.4862in" svg:y2="0.6894in"><text:p/></draw:line><draw:line text:anchor-type="paragraph" draw:z-index="100" draw:name="Shape1" draw:style-name="gr14" draw:text-style-name="P54" svg:x1="1.8799in" svg:y1="0.1811in" svg:x2="1.8799in" svg:y2="0.6894in"><text:p/></draw:line><draw:line text:anchor-type="paragraph" draw:z-index="101" draw:name="Shape1" draw:style-name="gr14" draw:text-style-name="P54" svg:x1="2.2736in" svg:y1="0.1811in" svg:x2="2.2736in" svg:y2="0.6894in"><text:p/></draw:line><draw:line text:anchor-type="paragraph" draw:z-index="102" draw:name="Shape1" draw:style-name="gr14" draw:text-style-name="P54" svg:x1="2.6673in" svg:y1="0.1811in" svg:x2="2.6673in" svg:y2="0.6894in"><text:p/></draw:line><draw:line text:anchor-type="paragraph" draw:z-index="103" draw:name="Shape1" draw:style-name="gr14" draw:text-style-name="P54" svg:x1="3.061in" svg:y1="0.1811in" svg:x2="3.061in" svg:y2="0.6894in"><text:p/></draw:line><draw:line text:anchor-type="paragraph" draw:z-index="104" draw:name="Shape1" draw:style-name="gr14" draw:text-style-name="P54" svg:x1="3.4547in" svg:y1="0.1811in" svg:x2="3.4547in" svg:y2="0.6894in"><text:p/></draw:line><draw:custom-shape text:anchor-type="paragraph" draw:z-index="105" draw:name="Shape3" draw:style-name="gr26" draw:text-style-name="P53" svg:width="0.0787in" svg:height="0.0705in" svg:x="2.8283in" svg:y="0.2362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3" draw:style-name="gr25" draw:text-style-name="P52" svg:width="0.0787in" svg:height="0.0787in" svg:x="2.4161in" svg:y="0.1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3" draw:style-name="gr5" draw:text-style-name="P48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Shape3" draw:style-name="gr21" draw:text-style-name="P60" svg:width="0.0787in" svg:height="0.0787in" svg:x="3.218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name="Shape3" draw:style-name="gr11" draw:text-style-name="P48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Shape3" draw:style-name="gr10" draw:text-style-name="P52" svg:width="0.0787in" svg:height="0.0787in" svg:x="2.4102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3" draw:style-name="gr10" draw:text-style-name="P52" svg:width="0.0787in" svg:height="0.0787in" svg:x="1.2646in" svg:y="0.3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5" draw:name="Shape3" draw:style-name="gr2" draw:text-style-name="P45" svg:width="0.0787in" svg:height="0.0787in" svg:x="2.4138in" svg:y="0.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6" draw:name="Shape3" draw:style-name="gr2" draw:text-style-name="P45" svg:width="0.0787in" svg:height="0.0787in" svg:x="1.2681in" svg:y="0.44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/>
      <text:h text:style-name="P33" text:outline-level="1"><text:bookmark-start text:name="__RefHeading___Toc12274_1748863185"/><text:span text:style-name="T6">CAGED </text:span>1-3-5<text:span text:style-name="T10">-b7</text:span> arpeggios<text:span text:style-name="T3"> [Mixolydian]</text:span><text:bookmark-end text:name="__RefHeading___Toc12274_1748863185"/></text:h>
      <text:h text:style-name="P39" text:outline-level="2"><text:bookmark-start text:name="__RefHeading___Toc11254_10247501811"/>C-<text:span text:style-name="T1">shape</text:span><text:bookmark-end text:name="__RefHeading___Toc11254_10247501811"/></text:h>
      <text:p text:style-name="P3"><draw:frame draw:style-name="fr1" draw:name="Frame6" text:anchor-type="paragraph" svg:x="0.5228in" svg:y="0.0398in" svg:width="3.6937in" draw:z-index="233"><draw:text-box fo:min-height="1.0575in"><text:p text:style-name="Frame_20_contents"><draw:line text:anchor-type="paragraph" draw:z-index="234" draw:name="Shape2" draw:style-name="gr14" draw:text-style-name="P56" svg:x1="0.6984in" svg:y1="0.2953in" svg:x2="3.4547in" svg:y2="0.2791in"><text:p/></draw:line><draw:line text:anchor-type="paragraph" draw:z-index="235" draw:name="Shape2" draw:style-name="gr14" draw:text-style-name="P54" svg:x1="0.6929in" svg:y1="0.3906in" svg:x2="3.4547in" svg:y2="0.378in"><text:p/></draw:line><draw:line text:anchor-type="paragraph" draw:z-index="236" draw:name="Shape2" draw:style-name="gr14" draw:text-style-name="P54" svg:x1="0.698in" svg:y1="0.4839in" svg:x2="3.4551in" svg:y2="0.4819in"><text:p/></draw:line><draw:line text:anchor-type="paragraph" draw:z-index="237" draw:name="Shape2" draw:style-name="gr14" draw:text-style-name="P54" svg:x1="0.6984in" svg:y1="0.5882in" svg:x2="3.4547in" svg:y2="0.5811in"><text:p/></draw:line><draw:line text:anchor-type="paragraph" draw:z-index="238" draw:name="Shape2" draw:style-name="gr16" draw:text-style-name="P55" svg:x1="0.6984in" svg:y1="0.1811in" svg:x2="3.4547in" svg:y2="0.1811in"><text:p/></draw:line><draw:line text:anchor-type="paragraph" draw:z-index="239" draw:name="Shape2" draw:style-name="gr14" draw:text-style-name="P54" svg:x1="0.6984in" svg:y1="0.6898in" svg:x2="3.4547in" svg:y2="0.6898in"><text:p/></draw:line><draw:line text:anchor-type="paragraph" draw:z-index="240" draw:name="Shape1" draw:style-name="gr15" draw:text-style-name="P54" svg:x1="0.6984in" svg:y1="0.1811in" svg:x2="0.6984in" svg:y2="0.6894in"><text:p/></draw:line><draw:line text:anchor-type="paragraph" draw:z-index="241" draw:name="Shape1" draw:style-name="gr14" draw:text-style-name="P54" svg:x1="1.0925in" svg:y1="0.1811in" svg:x2="1.0925in" svg:y2="0.6894in"><text:p/></draw:line><draw:line text:anchor-type="paragraph" draw:z-index="242" draw:name="Shape1" draw:style-name="gr14" draw:text-style-name="P54" svg:x1="1.4862in" svg:y1="0.1811in" svg:x2="1.4862in" svg:y2="0.6894in"><text:p/></draw:line><draw:line text:anchor-type="paragraph" draw:z-index="243" draw:name="Shape1" draw:style-name="gr14" draw:text-style-name="P54" svg:x1="1.8799in" svg:y1="0.1811in" svg:x2="1.8799in" svg:y2="0.6894in"><text:p/></draw:line><draw:line text:anchor-type="paragraph" draw:z-index="244" draw:name="Shape1" draw:style-name="gr14" draw:text-style-name="P54" svg:x1="2.2736in" svg:y1="0.1811in" svg:x2="2.2736in" svg:y2="0.6894in"><text:p/></draw:line><draw:line text:anchor-type="paragraph" draw:z-index="245" draw:name="Shape1" draw:style-name="gr14" draw:text-style-name="P54" svg:x1="2.6673in" svg:y1="0.1811in" svg:x2="2.6673in" svg:y2="0.6894in"><text:p/></draw:line><draw:line text:anchor-type="paragraph" draw:z-index="246" draw:name="Shape1" draw:style-name="gr14" draw:text-style-name="P54" svg:x1="3.061in" svg:y1="0.1811in" svg:x2="3.061in" svg:y2="0.6894in"><text:p/></draw:line><draw:custom-shape text:anchor-type="paragraph" draw:z-index="247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8" draw:name="Shape3" draw:style-name="gr10" draw:text-style-name="P52" svg:width="0.0787in" svg:height="0.0787in" svg:x="2.0319in" svg:y="0.4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9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0" draw:name="Shape3" draw:style-name="gr10" draw:text-style-name="P52" svg:width="0.0787in" svg:height="0.0787in" svg:x="1.2646in" svg:y="0.1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1" draw:name="Shape3" draw:style-name="gr5" draw:text-style-name="P48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2" draw:name="Shape3" draw:style-name="gr5" draw:text-style-name="P48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3" draw:name="Shape3" draw:style-name="gr10" draw:text-style-name="P52" svg:width="0.0787in" svg:height="0.0787in" svg:x="1.2508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4" draw:name="Shape3" draw:style-name="gr20" draw:text-style-name="P59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5" draw:name="Shape1" draw:style-name="gr14" draw:text-style-name="P54" svg:x1="3.4547in" svg:y1="0.1811in" svg:x2="3.4547in" svg:y2="0.6894in"><text:p/></draw:line><draw:custom-shape text:anchor-type="paragraph" draw:z-index="477" draw:name="Shape3" draw:style-name="gr2" draw:text-style-name="P45" svg:width="0.0787in" svg:height="0.0787in" svg:x="1.6453in" svg:y="0.54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8" draw:name="Shape3" draw:style-name="gr2" draw:text-style-name="P45" svg:width="0.0787in" svg:height="0.0787in" svg:x="2.4264in" svg:y="0.34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3"/>
      <text:p text:style-name="P3"/>
      <text:p text:style-name="P3"/>
      <text:p text:style-name="P7"/>
      <text:h text:style-name="P39" text:outline-level="2"/>
      <text:h text:style-name="P39" text:outline-level="2"><text:bookmark-start text:name="__RefHeading___Toc11256_10247501811"/>A-<text:span text:style-name="T1">shape</text:span><text:bookmark-end text:name="__RefHeading___Toc11256_10247501811"/></text:h>
      <text:p text:style-name="P22"><draw:frame draw:style-name="fr1" draw:name="Frame7" text:anchor-type="paragraph" svg:x="0.5228in" svg:y="0.0307in" svg:width="3.7425in" draw:z-index="256"><draw:text-box fo:min-height="1.0575in"><text:p text:style-name="Frame_20_contents"><draw:line text:anchor-type="paragraph" draw:z-index="257" draw:name="Shape2" draw:style-name="gr14" draw:text-style-name="P56" svg:x1="0.6984in" svg:y1="0.2949in" svg:x2="3.4547in" svg:y2="0.2839in"><text:p/></draw:line><draw:line text:anchor-type="paragraph" draw:z-index="258" draw:name="Shape2" draw:style-name="gr14" draw:text-style-name="P54" svg:x1="0.6929in" svg:y1="0.3906in" svg:x2="3.4547in" svg:y2="0.378in"><text:p/></draw:line><draw:line text:anchor-type="paragraph" draw:z-index="259" draw:name="Shape2" draw:style-name="gr14" draw:text-style-name="P54" svg:x1="0.698in" svg:y1="0.4839in" svg:x2="3.4551in" svg:y2="0.4819in"><text:p/></draw:line><draw:line text:anchor-type="paragraph" draw:z-index="260" draw:name="Shape2" draw:style-name="gr14" draw:text-style-name="P54" svg:x1="0.6984in" svg:y1="0.5882in" svg:x2="3.4547in" svg:y2="0.5807in"><text:p/></draw:line><draw:line text:anchor-type="paragraph" draw:z-index="261" draw:name="Shape2" draw:style-name="gr16" draw:text-style-name="P55" svg:x1="0.6984in" svg:y1="0.1811in" svg:x2="3.4547in" svg:y2="0.1811in"><text:p/></draw:line><draw:line text:anchor-type="paragraph" draw:z-index="262" draw:name="Shape2" draw:style-name="gr14" draw:text-style-name="P54" svg:x1="0.6984in" svg:y1="0.6898in" svg:x2="3.4547in" svg:y2="0.6898in"><text:p/></draw:line><draw:line text:anchor-type="paragraph" draw:z-index="263" draw:name="Shape1" draw:style-name="gr15" draw:text-style-name="P54" svg:x1="0.6984in" svg:y1="0.1811in" svg:x2="0.6984in" svg:y2="0.6894in"><text:p/></draw:line><draw:line text:anchor-type="paragraph" draw:z-index="264" draw:name="Shape1" draw:style-name="gr14" draw:text-style-name="P54" svg:x1="1.0925in" svg:y1="0.1811in" svg:x2="1.0925in" svg:y2="0.6894in"><text:p/></draw:line><draw:line text:anchor-type="paragraph" draw:z-index="265" draw:name="Shape1" draw:style-name="gr14" draw:text-style-name="P54" svg:x1="1.4862in" svg:y1="0.1811in" svg:x2="1.4862in" svg:y2="0.6894in"><text:p/></draw:line><draw:line text:anchor-type="paragraph" draw:z-index="266" draw:name="Shape1" draw:style-name="gr14" draw:text-style-name="P54" svg:x1="1.8799in" svg:y1="0.1811in" svg:x2="1.8799in" svg:y2="0.6894in"><text:p/></draw:line><draw:line text:anchor-type="paragraph" draw:z-index="267" draw:name="Shape1" draw:style-name="gr14" draw:text-style-name="P54" svg:x1="2.2736in" svg:y1="0.1811in" svg:x2="2.2736in" svg:y2="0.6894in"><text:p/></draw:line><draw:line text:anchor-type="paragraph" draw:z-index="268" draw:name="Shape1" draw:style-name="gr14" draw:text-style-name="P54" svg:x1="2.6673in" svg:y1="0.1811in" svg:x2="2.6673in" svg:y2="0.6894in"><text:p/></draw:line><draw:line text:anchor-type="paragraph" draw:z-index="269" draw:name="Shape1" draw:style-name="gr14" draw:text-style-name="P54" svg:x1="3.061in" svg:y1="0.1811in" svg:x2="3.061in" svg:y2="0.6894in"><text:p/></draw:line><draw:line text:anchor-type="paragraph" draw:z-index="270" draw:name="Shape1" draw:style-name="gr14" draw:text-style-name="P54" svg:x1="3.4547in" svg:y1="0.1811in" svg:x2="3.4547in" svg:y2="0.6894in"><text:p/></draw:line><draw:custom-shape text:anchor-type="paragraph" draw:z-index="271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2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3" draw:name="Shape3" draw:style-name="gr10" draw:text-style-name="P52" svg:width="0.0787in" svg:height="0.0787in" svg:x="2.0307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4" draw:name="Shape3" draw:style-name="gr5" draw:text-style-name="P48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5" draw:name="Shape3" draw:style-name="gr5" draw:text-style-name="P48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6" draw:name="Shape3" draw:style-name="gr21" draw:text-style-name="P60" svg:width="0.0787in" svg:height="0.0787in" svg:x="2.802in" svg:y="0.5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7" draw:name="Shape3" draw:style-name="gr20" draw:text-style-name="P59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8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9" draw:name="Shape3" draw:style-name="gr3" draw:text-style-name="P46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0" draw:name="Shape3" draw:style-name="gr10" draw:text-style-name="P52" svg:width="0.0787in" svg:height="0.0787in" svg:x="0.8181in" svg:y="0.4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9" draw:name="Shape3" draw:style-name="gr2" draw:text-style-name="P45" svg:width="0.0787in" svg:height="0.0787in" svg:x="2.4472in" svg:y="0.646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0" draw:name="Shape3" draw:style-name="gr2" draw:text-style-name="P45" svg:width="0.0787in" svg:height="0.0787in" svg:x="1.2618in" svg:y="0.35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1" draw:name="Shape3" draw:style-name="gr2" draw:text-style-name="P45" svg:width="0.0787in" svg:height="0.0787in" svg:x="2.4437in" svg:y="0.140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/>
      <text:p text:style-name="P22"/>
      <text:p text:style-name="P22"/>
      <text:h text:style-name="P39" text:outline-level="2"><text:bookmark-start text:name="__RefHeading___Toc11258_10247501811"/>G-<text:span text:style-name="T2">shape</text:span><text:bookmark-end text:name="__RefHeading___Toc11258_10247501811"/></text:h>
      <text:p text:style-name="P22"><draw:frame draw:style-name="fr1" draw:name="Frame8" text:anchor-type="paragraph" svg:x="0.5228in" svg:y="0.0307in" svg:width="3.7425in" draw:z-index="281"><draw:text-box fo:min-height="1.0575in"><text:p text:style-name="Frame_20_contents"><draw:line text:anchor-type="paragraph" draw:z-index="282" draw:name="Shape2" draw:style-name="gr14" draw:text-style-name="P56" svg:x1="0.6984in" svg:y1="0.2949in" svg:x2="3.4547in" svg:y2="0.2839in"><text:p/></draw:line><draw:line text:anchor-type="paragraph" draw:z-index="283" draw:name="Shape2" draw:style-name="gr14" draw:text-style-name="P54" svg:x1="0.6929in" svg:y1="0.3906in" svg:x2="3.4547in" svg:y2="0.378in"><text:p/></draw:line><draw:line text:anchor-type="paragraph" draw:z-index="284" draw:name="Shape2" draw:style-name="gr14" draw:text-style-name="P54" svg:x1="0.698in" svg:y1="0.4839in" svg:x2="3.4551in" svg:y2="0.4819in"><text:p/></draw:line><draw:line text:anchor-type="paragraph" draw:z-index="285" draw:name="Shape2" draw:style-name="gr14" draw:text-style-name="P54" svg:x1="0.6984in" svg:y1="0.5882in" svg:x2="3.4547in" svg:y2="0.5807in"><text:p/></draw:line><draw:line text:anchor-type="paragraph" draw:z-index="286" draw:name="Shape2" draw:style-name="gr16" draw:text-style-name="P55" svg:x1="0.6984in" svg:y1="0.1811in" svg:x2="3.4547in" svg:y2="0.1811in"><text:p/></draw:line><draw:line text:anchor-type="paragraph" draw:z-index="287" draw:name="Shape2" draw:style-name="gr14" draw:text-style-name="P54" svg:x1="0.6984in" svg:y1="0.6898in" svg:x2="3.4547in" svg:y2="0.6898in"><text:p/></draw:line><draw:line text:anchor-type="paragraph" draw:z-index="288" draw:name="Shape1" draw:style-name="gr15" draw:text-style-name="P54" svg:x1="0.6984in" svg:y1="0.1811in" svg:x2="0.6984in" svg:y2="0.6894in"><text:p/></draw:line><draw:line text:anchor-type="paragraph" draw:z-index="289" draw:name="Shape1" draw:style-name="gr14" draw:text-style-name="P54" svg:x1="1.0925in" svg:y1="0.1811in" svg:x2="1.0925in" svg:y2="0.6894in"><text:p/></draw:line><draw:line text:anchor-type="paragraph" draw:z-index="290" draw:name="Shape1" draw:style-name="gr14" draw:text-style-name="P54" svg:x1="1.4862in" svg:y1="0.1811in" svg:x2="1.4862in" svg:y2="0.6894in"><text:p/></draw:line><draw:line text:anchor-type="paragraph" draw:z-index="291" draw:name="Shape1" draw:style-name="gr14" draw:text-style-name="P54" svg:x1="1.8799in" svg:y1="0.1811in" svg:x2="1.8799in" svg:y2="0.6894in"><text:p/></draw:line><draw:line text:anchor-type="paragraph" draw:z-index="292" draw:name="Shape1" draw:style-name="gr14" draw:text-style-name="P54" svg:x1="2.2736in" svg:y1="0.1811in" svg:x2="2.2736in" svg:y2="0.6894in"><text:p/></draw:line><draw:line text:anchor-type="paragraph" draw:z-index="293" draw:name="Shape1" draw:style-name="gr14" draw:text-style-name="P54" svg:x1="2.6673in" svg:y1="0.1811in" svg:x2="2.6673in" svg:y2="0.6894in"><text:p/></draw:line><draw:line text:anchor-type="paragraph" draw:z-index="294" draw:name="Shape1" draw:style-name="gr14" draw:text-style-name="P54" svg:x1="3.061in" svg:y1="0.1811in" svg:x2="3.061in" svg:y2="0.6894in"><text:p/></draw:line><draw:line text:anchor-type="paragraph" draw:z-index="295" draw:name="Shape1" draw:style-name="gr14" draw:text-style-name="P54" svg:x1="3.4547in" svg:y1="0.1811in" svg:x2="3.4547in" svg:y2="0.6894in"><text:p/></draw:line><draw:custom-shape text:anchor-type="paragraph" draw:z-index="296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7" draw:name="Shape3" draw:style-name="gr18" draw:text-style-name="P57" svg:width="0.0795in" svg:height="0.0795in" svg:x="1.23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8" draw:name="Shape3" draw:style-name="gr5" draw:text-style-name="P48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9" draw:name="Shape3" draw:style-name="gr10" draw:text-style-name="P52" svg:width="0.0787in" svg:height="0.0787in" svg:x="2.0201in" svg:y="0.5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0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1" draw:name="Shape3" draw:style-name="gr5" draw:text-style-name="P48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2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2" draw:name="Shape3" draw:style-name="gr2" draw:text-style-name="P45" svg:width="0.0787in" svg:height="0.0787in" svg:x="1.6528in" svg:y="0.143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3" draw:name="Shape3" draw:style-name="gr2" draw:text-style-name="P45" svg:width="0.0787in" svg:height="0.0787in" svg:x="1.6425in" svg:y="0.648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4" draw:name="Shape3" draw:style-name="gr2" draw:text-style-name="P45" svg:width="0.0787in" svg:height="0.0787in" svg:x="2.4339in" svg:y="0.442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5" draw:name="Shape3" draw:style-name="gr2" draw:text-style-name="P45" svg:width="0.0787in" svg:height="0.0787in" svg:x="1.2571in" svg:y="2.229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><draw:custom-shape text:anchor-type="paragraph" draw:z-index="350" draw:name="Shape3" draw:style-name="gr22" draw:text-style-name="P51" svg:width="0.0795in" svg:height="0.0795in" svg:x="3.411in" svg:y="0.10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/>
      <text:h text:style-name="P39" text:outline-level="2"><text:bookmark-start text:name="__RefHeading___Toc11260_10247501811"/>E-shape<text:bookmark-end text:name="__RefHeading___Toc11260_10247501811"/></text:h>
      <text:p text:style-name="P22"><draw:frame draw:style-name="fr1" draw:name="Frame9" text:anchor-type="paragraph" svg:x="0.5228in" svg:y="0.0307in" svg:width="3.7425in" draw:z-index="303"><draw:text-box fo:min-height="1.0575in"><text:p text:style-name="Frame_20_contents"><draw:line text:anchor-type="paragraph" draw:z-index="304" draw:name="Shape2" draw:style-name="gr14" draw:text-style-name="P56" svg:x1="0.6984in" svg:y1="0.2949in" svg:x2="3.4547in" svg:y2="0.2839in"><text:p/></draw:line><draw:line text:anchor-type="paragraph" draw:z-index="305" draw:name="Shape2" draw:style-name="gr14" draw:text-style-name="P54" svg:x1="0.6929in" svg:y1="0.3906in" svg:x2="3.4547in" svg:y2="0.378in"><text:p/></draw:line><draw:line text:anchor-type="paragraph" draw:z-index="306" draw:name="Shape2" draw:style-name="gr14" draw:text-style-name="P54" svg:x1="0.698in" svg:y1="0.4839in" svg:x2="3.4551in" svg:y2="0.4819in"><text:p/></draw:line><draw:line text:anchor-type="paragraph" draw:z-index="307" draw:name="Shape2" draw:style-name="gr14" draw:text-style-name="P54" svg:x1="0.6984in" svg:y1="0.5882in" svg:x2="3.4547in" svg:y2="0.5807in"><text:p/></draw:line><draw:line text:anchor-type="paragraph" draw:z-index="308" draw:name="Shape2" draw:style-name="gr16" draw:text-style-name="P55" svg:x1="0.6984in" svg:y1="0.1811in" svg:x2="3.4547in" svg:y2="0.1811in"><text:p/></draw:line><draw:line text:anchor-type="paragraph" draw:z-index="309" draw:name="Shape2" draw:style-name="gr14" draw:text-style-name="P54" svg:x1="0.6984in" svg:y1="0.6898in" svg:x2="3.4547in" svg:y2="0.6898in"><text:p/></draw:line><draw:line text:anchor-type="paragraph" draw:z-index="310" draw:name="Shape1" draw:style-name="gr15" draw:text-style-name="P54" svg:x1="0.6984in" svg:y1="0.1811in" svg:x2="0.6984in" svg:y2="0.6894in"><text:p/></draw:line><draw:line text:anchor-type="paragraph" draw:z-index="311" draw:name="Shape1" draw:style-name="gr14" draw:text-style-name="P54" svg:x1="1.0925in" svg:y1="0.1811in" svg:x2="1.0925in" svg:y2="0.6894in"><text:p/></draw:line><draw:line text:anchor-type="paragraph" draw:z-index="312" draw:name="Shape1" draw:style-name="gr14" draw:text-style-name="P54" svg:x1="1.4862in" svg:y1="0.1811in" svg:x2="1.4862in" svg:y2="0.6894in"><text:p/></draw:line><draw:line text:anchor-type="paragraph" draw:z-index="313" draw:name="Shape1" draw:style-name="gr14" draw:text-style-name="P54" svg:x1="1.8799in" svg:y1="0.1811in" svg:x2="1.8799in" svg:y2="0.6894in"><text:p/></draw:line><draw:line text:anchor-type="paragraph" draw:z-index="314" draw:name="Shape1" draw:style-name="gr14" draw:text-style-name="P54" svg:x1="2.2736in" svg:y1="0.1811in" svg:x2="2.2736in" svg:y2="0.6894in"><text:p/></draw:line><draw:line text:anchor-type="paragraph" draw:z-index="315" draw:name="Shape1" draw:style-name="gr14" draw:text-style-name="P54" svg:x1="2.6673in" svg:y1="0.1811in" svg:x2="2.6673in" svg:y2="0.6894in"><text:p/></draw:line><draw:line text:anchor-type="paragraph" draw:z-index="316" draw:name="Shape1" draw:style-name="gr14" draw:text-style-name="P54" svg:x1="3.061in" svg:y1="0.1811in" svg:x2="3.061in" svg:y2="0.6894in"><text:p/></draw:line><draw:line text:anchor-type="paragraph" draw:z-index="317" draw:name="Shape1" draw:style-name="gr14" draw:text-style-name="P54" svg:x1="3.4547in" svg:y1="0.1811in" svg:x2="3.4547in" svg:y2="0.6894in"><text:p/></draw:line><draw:custom-shape text:anchor-type="paragraph" draw:z-index="318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9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0" draw:name="Shape3" draw:style-name="gr10" draw:text-style-name="P52" svg:width="0.0787in" svg:height="0.0787in" svg:x="1.6299in" svg:y="0.3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1" draw:name="Shape3" draw:style-name="gr5" draw:text-style-name="P48" svg:width="0.0807in" svg:height="0.0807in" svg:x="1.2425in" svg:y="0.2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2" draw:name="Shape3" draw:style-name="gr5" draw:text-style-name="P48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3" draw:name="Shape3" draw:style-name="gr21" draw:text-style-name="P60" svg:width="0.0787in" svg:height="0.0787in" svg:x="2.8161in" svg:y="0.6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4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5" draw:name="Shape3" draw:style-name="gr21" draw:text-style-name="P60" svg:width="0.0787in" svg:height="0.0787in" svg:x="2.811in" svg:y="0.1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6" draw:name="Shape3" draw:style-name="gr10" draw:text-style-name="P52" svg:width="0.0787in" svg:height="0.0787in" svg:x="0.8646in" svg:y="0.5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6" draw:name="Shape3" draw:style-name="gr2" draw:text-style-name="P45" svg:width="0.0787in" svg:height="0.0787in" svg:x="2.4366in" svg:y="0.255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/>
      <text:p text:style-name="P22"/>
      <text:p text:style-name="P12"/>
      <text:h text:style-name="P39" text:outline-level="2"><text:bookmark-start text:name="__RefHeading___Toc11262_10247501811"/>D-shape<text:bookmark-end text:name="__RefHeading___Toc11262_10247501811"/></text:h>
      <text:p text:style-name="P22"><draw:frame draw:style-name="fr1" draw:name="Frame10" text:anchor-type="paragraph" svg:x="0.5228in" svg:y="0.0307in" svg:width="3.7425in" draw:z-index="327"><draw:text-box fo:min-height="1.0575in"><text:p text:style-name="Frame_20_contents"><draw:line text:anchor-type="paragraph" draw:z-index="328" draw:name="Shape2" draw:style-name="gr14" draw:text-style-name="P56" svg:x1="0.6984in" svg:y1="0.2949in" svg:x2="3.4547in" svg:y2="0.2839in"><text:p/></draw:line><draw:line text:anchor-type="paragraph" draw:z-index="329" draw:name="Shape2" draw:style-name="gr14" draw:text-style-name="P54" svg:x1="0.6929in" svg:y1="0.3906in" svg:x2="3.4547in" svg:y2="0.378in"><text:p/></draw:line><draw:line text:anchor-type="paragraph" draw:z-index="330" draw:name="Shape2" draw:style-name="gr14" draw:text-style-name="P54" svg:x1="0.698in" svg:y1="0.4839in" svg:x2="3.4551in" svg:y2="0.4819in"><text:p/></draw:line><draw:line text:anchor-type="paragraph" draw:z-index="331" draw:name="Shape2" draw:style-name="gr14" draw:text-style-name="P54" svg:x1="0.6984in" svg:y1="0.5882in" svg:x2="3.4547in" svg:y2="0.5807in"><text:p/></draw:line><draw:line text:anchor-type="paragraph" draw:z-index="332" draw:name="Shape2" draw:style-name="gr16" draw:text-style-name="P55" svg:x1="0.6984in" svg:y1="0.1811in" svg:x2="3.4547in" svg:y2="0.1811in"><text:p/></draw:line><draw:line text:anchor-type="paragraph" draw:z-index="333" draw:name="Shape2" draw:style-name="gr14" draw:text-style-name="P54" svg:x1="0.6984in" svg:y1="0.6898in" svg:x2="3.4547in" svg:y2="0.6898in"><text:p/></draw:line><draw:line text:anchor-type="paragraph" draw:z-index="334" draw:name="Shape1" draw:style-name="gr15" draw:text-style-name="P54" svg:x1="0.6984in" svg:y1="0.1811in" svg:x2="0.6984in" svg:y2="0.6894in"><text:p/></draw:line><draw:line text:anchor-type="paragraph" draw:z-index="335" draw:name="Shape1" draw:style-name="gr14" draw:text-style-name="P54" svg:x1="1.0925in" svg:y1="0.1811in" svg:x2="1.0925in" svg:y2="0.6894in"><text:p/></draw:line><draw:line text:anchor-type="paragraph" draw:z-index="336" draw:name="Shape1" draw:style-name="gr14" draw:text-style-name="P54" svg:x1="1.4862in" svg:y1="0.1811in" svg:x2="1.4862in" svg:y2="0.6894in"><text:p/></draw:line><draw:line text:anchor-type="paragraph" draw:z-index="337" draw:name="Shape1" draw:style-name="gr14" draw:text-style-name="P54" svg:x1="1.8799in" svg:y1="0.1811in" svg:x2="1.8799in" svg:y2="0.6894in"><text:p/></draw:line><draw:line text:anchor-type="paragraph" draw:z-index="338" draw:name="Shape1" draw:style-name="gr14" draw:text-style-name="P54" svg:x1="2.2736in" svg:y1="0.1811in" svg:x2="2.2736in" svg:y2="0.6894in"><text:p/></draw:line><draw:line text:anchor-type="paragraph" draw:z-index="339" draw:name="Shape1" draw:style-name="gr14" draw:text-style-name="P54" svg:x1="2.6673in" svg:y1="0.1811in" svg:x2="2.6673in" svg:y2="0.6894in"><text:p/></draw:line><draw:line text:anchor-type="paragraph" draw:z-index="340" draw:name="Shape1" draw:style-name="gr14" draw:text-style-name="P54" svg:x1="3.061in" svg:y1="0.1811in" svg:x2="3.061in" svg:y2="0.6894in"><text:p/></draw:line><draw:line text:anchor-type="paragraph" draw:z-index="341" draw:name="Shape1" draw:style-name="gr14" draw:text-style-name="P54" svg:x1="3.4547in" svg:y1="0.1811in" svg:x2="3.4547in" svg:y2="0.6894in"><text:p/></draw:line><draw:custom-shape text:anchor-type="paragraph" draw:z-index="342" draw:name="Shape3" draw:style-name="gr13" draw:text-style-name="P53" svg:width="0.0787in" svg:height="0.0705in" svg:x="2.8283in" svg:y="0.2362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3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4" draw:name="Shape3" draw:style-name="gr10" draw:text-style-name="P52" svg:width="0.0787in" svg:height="0.0787in" svg:x="2.4161in" svg:y="0.1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5" draw:name="Shape3" draw:style-name="gr5" draw:text-style-name="P48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6" draw:name="Shape3" draw:style-name="gr21" draw:text-style-name="P60" svg:width="0.0787in" svg:height="0.0787in" svg:x="3.218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7" draw:name="Shape3" draw:style-name="gr11" draw:text-style-name="P48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8" draw:name="Shape3" draw:style-name="gr10" draw:text-style-name="P52" svg:width="0.0787in" svg:height="0.0787in" svg:x="2.4102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9" draw:name="Shape3" draw:style-name="gr10" draw:text-style-name="P52" svg:width="0.0787in" svg:height="0.0787in" svg:x="1.2646in" svg:y="0.3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7" draw:name="Shape3" draw:style-name="gr2" draw:text-style-name="P45" svg:width="0.0787in" svg:height="0.0787in" svg:x="2.8272in" svg:y="0.545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8" draw:name="Shape3" draw:style-name="gr2" draw:text-style-name="P45" svg:width="0.0787in" svg:height="0.0787in" svg:x="2.0484in" svg:y="0.249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2"/>
      <text:h text:style-name="P34" text:outline-level="1"><text:bookmark-start text:name="__RefHeading___Toc11264_1024750181"/><text:soft-page-break/><text:span text:style-name="T6">CAGED </text:span>1-<text:span text:style-name="T4">b</text:span>3-5<text:span text:style-name="T10">-b7</text:span> arpeggios<text:span text:style-name="T3"> [Dorian/Phrygian/Aeolian]</text:span><text:bookmark-end text:name="__RefHeading___Toc11264_1024750181"/></text:h>
      <text:h text:style-name="P40" text:outline-level="2"><text:bookmark-start text:name="__RefHeading___Toc11266_1024750181"/>C-<text:span text:style-name="T1">shape</text:span><text:bookmark-end text:name="__RefHeading___Toc11266_1024750181"/></text:h>
      <text:p text:style-name="P2"><draw:frame draw:style-name="fr1" draw:name="Frame16" text:anchor-type="paragraph" svg:x="0.5228in" svg:y="0.0398in" svg:width="3.6937in" draw:z-index="118"><draw:text-box fo:min-height="1.0575in"><text:p text:style-name="Frame_20_contents"><draw:line text:anchor-type="paragraph" draw:z-index="119" draw:name="Shape2" draw:style-name="gr14" draw:text-style-name="P56" svg:x1="0.6984in" svg:y1="0.2953in" svg:x2="3.4547in" svg:y2="0.2791in"><text:p/></draw:line><draw:line text:anchor-type="paragraph" draw:z-index="120" draw:name="Shape2" draw:style-name="gr14" draw:text-style-name="P54" svg:x1="0.6929in" svg:y1="0.3906in" svg:x2="3.4547in" svg:y2="0.378in"><text:p/></draw:line><draw:line text:anchor-type="paragraph" draw:z-index="121" draw:name="Shape2" draw:style-name="gr14" draw:text-style-name="P54" svg:x1="0.698in" svg:y1="0.4839in" svg:x2="3.4551in" svg:y2="0.4819in"><text:p/></draw:line><draw:line text:anchor-type="paragraph" draw:z-index="122" draw:name="Shape2" draw:style-name="gr14" draw:text-style-name="P54" svg:x1="0.6984in" svg:y1="0.5882in" svg:x2="3.4547in" svg:y2="0.5811in"><text:p/></draw:line><draw:line text:anchor-type="paragraph" draw:z-index="123" draw:name="Shape2" draw:style-name="gr16" draw:text-style-name="P55" svg:x1="0.6984in" svg:y1="0.1811in" svg:x2="3.4547in" svg:y2="0.1811in"><text:p/></draw:line><draw:line text:anchor-type="paragraph" draw:z-index="124" draw:name="Shape2" draw:style-name="gr14" draw:text-style-name="P54" svg:x1="0.6984in" svg:y1="0.6898in" svg:x2="3.4547in" svg:y2="0.6898in"><text:p/></draw:line><draw:line text:anchor-type="paragraph" draw:z-index="125" draw:name="Shape1" draw:style-name="gr15" draw:text-style-name="P54" svg:x1="0.6984in" svg:y1="0.1811in" svg:x2="0.6984in" svg:y2="0.6894in"><text:p/></draw:line><draw:line text:anchor-type="paragraph" draw:z-index="126" draw:name="Shape1" draw:style-name="gr14" draw:text-style-name="P54" svg:x1="1.0925in" svg:y1="0.1811in" svg:x2="1.0925in" svg:y2="0.6894in"><text:p/></draw:line><draw:line text:anchor-type="paragraph" draw:z-index="127" draw:name="Shape1" draw:style-name="gr14" draw:text-style-name="P54" svg:x1="1.4862in" svg:y1="0.1811in" svg:x2="1.4862in" svg:y2="0.6894in"><text:p/></draw:line><draw:line text:anchor-type="paragraph" draw:z-index="128" draw:name="Shape1" draw:style-name="gr14" draw:text-style-name="P54" svg:x1="1.8799in" svg:y1="0.1811in" svg:x2="1.8799in" svg:y2="0.6894in"><text:p/></draw:line><draw:line text:anchor-type="paragraph" draw:z-index="129" draw:name="Shape1" draw:style-name="gr14" draw:text-style-name="P54" svg:x1="2.2736in" svg:y1="0.1811in" svg:x2="2.2736in" svg:y2="0.6894in"><text:p/></draw:line><draw:line text:anchor-type="paragraph" draw:z-index="130" draw:name="Shape1" draw:style-name="gr14" draw:text-style-name="P54" svg:x1="2.6673in" svg:y1="0.1811in" svg:x2="2.6673in" svg:y2="0.6894in"><text:p/></draw:line><draw:line text:anchor-type="paragraph" draw:z-index="131" draw:name="Shape1" draw:style-name="gr14" draw:text-style-name="P54" svg:x1="3.061in" svg:y1="0.1811in" svg:x2="3.061in" svg:y2="0.6894in"><text:p/></draw:line><draw:custom-shape text:anchor-type="paragraph" draw:z-index="132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name="Shape3" draw:style-name="gr24" draw:text-style-name="P57" svg:width="0.0823in" svg:height="0.0823in" svg:x="1.6362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3" draw:style-name="gr10" draw:text-style-name="P52" svg:width="0.0787in" svg:height="0.0787in" svg:x="2.8272in" svg:y="0.2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3" draw:style-name="gr5" draw:text-style-name="P48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name="Shape3" draw:style-name="gr5" draw:text-style-name="P48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name="Shape3" draw:style-name="gr21" draw:text-style-name="P60" svg:width="0.0787in" svg:height="0.0787in" svg:x="0.8543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" draw:name="Shape3" draw:style-name="gr20" draw:text-style-name="P59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0" draw:name="Shape1" draw:style-name="gr14" draw:text-style-name="P54" svg:x1="3.4547in" svg:y1="0.1811in" svg:x2="3.4547in" svg:y2="0.6894in"><text:p/></draw:line></text:p></draw:text-box></draw:frame></text:p>
      <text:p text:style-name="P2"><draw:custom-shape text:anchor-type="paragraph" draw:z-index="490" draw:name="Shape 2" draw:style-name="gr7" draw:text-style-name="P49" svg:width="0.0787in" svg:height="0.0787in" svg:x="1.4291in" svg:y="0.159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491" draw:name="Shape 3" draw:style-name="gr2" draw:text-style-name="P45" svg:width="0.0787in" svg:height="0.0787in" svg:x="3.0118in" svg:y="0.06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489" draw:name="Shape 1" draw:style-name="gr2" draw:text-style-name="P45" svg:width="0.0787in" svg:height="0.0787in" svg:x="2.2236in" svg:y="0.071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h text:style-name="P40" text:outline-level="2"/>
      <text:h text:style-name="P40" text:outline-level="2"><text:bookmark-start text:name="__RefHeading___Toc11268_1024750181"/>A-<text:span text:style-name="T1">shape</text:span><text:bookmark-end text:name="__RefHeading___Toc11268_1024750181"/></text:h>
      <text:p text:style-name="P14"><draw:frame draw:style-name="fr1" draw:name="Frame17" text:anchor-type="paragraph" svg:x="0.5228in" svg:y="0.0307in" svg:width="3.7425in" draw:z-index="141"><draw:text-box fo:min-height="1.0575in"><text:p text:style-name="Frame_20_contents"><draw:line text:anchor-type="paragraph" draw:z-index="142" draw:name="Shape2" draw:style-name="gr14" draw:text-style-name="P56" svg:x1="0.6984in" svg:y1="0.2949in" svg:x2="3.4547in" svg:y2="0.2839in"><text:p/></draw:line><draw:line text:anchor-type="paragraph" draw:z-index="143" draw:name="Shape2" draw:style-name="gr14" draw:text-style-name="P54" svg:x1="0.6929in" svg:y1="0.3906in" svg:x2="3.4547in" svg:y2="0.378in"><text:p/></draw:line><draw:line text:anchor-type="paragraph" draw:z-index="144" draw:name="Shape2" draw:style-name="gr14" draw:text-style-name="P54" svg:x1="0.698in" svg:y1="0.4839in" svg:x2="3.4551in" svg:y2="0.4819in"><text:p/></draw:line><draw:line text:anchor-type="paragraph" draw:z-index="145" draw:name="Shape2" draw:style-name="gr14" draw:text-style-name="P54" svg:x1="0.6984in" svg:y1="0.5882in" svg:x2="3.4547in" svg:y2="0.5807in"><text:p/></draw:line><draw:line text:anchor-type="paragraph" draw:z-index="146" draw:name="Shape2" draw:style-name="gr16" draw:text-style-name="P55" svg:x1="0.6984in" svg:y1="0.1811in" svg:x2="3.4547in" svg:y2="0.1811in"><text:p/></draw:line><draw:line text:anchor-type="paragraph" draw:z-index="147" draw:name="Shape2" draw:style-name="gr14" draw:text-style-name="P54" svg:x1="0.6984in" svg:y1="0.6898in" svg:x2="3.4547in" svg:y2="0.6898in"><text:p/></draw:line><draw:line text:anchor-type="paragraph" draw:z-index="148" draw:name="Shape1" draw:style-name="gr15" draw:text-style-name="P54" svg:x1="0.6984in" svg:y1="0.1811in" svg:x2="0.6984in" svg:y2="0.6894in"><text:p/></draw:line><draw:line text:anchor-type="paragraph" draw:z-index="149" draw:name="Shape1" draw:style-name="gr14" draw:text-style-name="P54" svg:x1="1.0925in" svg:y1="0.1811in" svg:x2="1.0925in" svg:y2="0.6894in"><text:p/></draw:line><draw:line text:anchor-type="paragraph" draw:z-index="150" draw:name="Shape1" draw:style-name="gr14" draw:text-style-name="P54" svg:x1="1.4862in" svg:y1="0.1811in" svg:x2="1.4862in" svg:y2="0.6894in"><text:p/></draw:line><draw:line text:anchor-type="paragraph" draw:z-index="151" draw:name="Shape1" draw:style-name="gr14" draw:text-style-name="P54" svg:x1="1.8799in" svg:y1="0.1811in" svg:x2="1.8799in" svg:y2="0.6894in"><text:p/></draw:line><draw:line text:anchor-type="paragraph" draw:z-index="152" draw:name="Shape1" draw:style-name="gr14" draw:text-style-name="P54" svg:x1="2.2736in" svg:y1="0.1811in" svg:x2="2.2736in" svg:y2="0.6894in"><text:p/></draw:line><draw:line text:anchor-type="paragraph" draw:z-index="153" draw:name="Shape1" draw:style-name="gr14" draw:text-style-name="P54" svg:x1="2.6673in" svg:y1="0.1811in" svg:x2="2.6673in" svg:y2="0.6894in"><text:p/></draw:line><draw:line text:anchor-type="paragraph" draw:z-index="154" draw:name="Shape1" draw:style-name="gr14" draw:text-style-name="P54" svg:x1="3.061in" svg:y1="0.1811in" svg:x2="3.061in" svg:y2="0.6894in"><text:p/></draw:line><draw:line text:anchor-type="paragraph" draw:z-index="155" draw:name="Shape1" draw:style-name="gr14" draw:text-style-name="P54" svg:x1="3.4547in" svg:y1="0.1811in" svg:x2="3.4547in" svg:y2="0.6894in"><text:p/></draw:line><draw:custom-shape text:anchor-type="paragraph" draw:z-index="156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name="Shape3" draw:style-name="gr10" draw:text-style-name="P52" svg:width="0.0787in" svg:height="0.0787in" svg:x="1.642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name="Shape3" draw:style-name="gr5" draw:text-style-name="P48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name="Shape3" draw:style-name="gr5" draw:text-style-name="P48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name="Shape3" draw:style-name="gr20" draw:text-style-name="P59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name="Shape3" draw:style-name="gr3" draw:text-style-name="P46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name="Shape3" draw:style-name="gr10" draw:text-style-name="P52" svg:width="0.0787in" svg:height="0.0787in" svg:x="2.428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><draw:custom-shape text:anchor-type="paragraph" draw:z-index="493" draw:name="Shape 5" draw:style-name="gr2" draw:text-style-name="P45" svg:width="0.0787in" svg:height="0.0787in" svg:x="3.0165in" svg:y="-0.093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6" draw:name="Shape 8" draw:style-name="gr2" draw:text-style-name="P45" svg:width="0.0787in" svg:height="0.0787in" svg:x="1.8465in" svg:y="0.108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custom-shape text:anchor-type="paragraph" draw:z-index="494" draw:name="Shape 6" draw:style-name="gr2" draw:text-style-name="P45" svg:width="0.0787in" svg:height="0.0787in" svg:x="3.0102in" svg:y="0.09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2" draw:name="Shape 4" draw:style-name="gr7" draw:text-style-name="P49" svg:width="0.0787in" svg:height="0.0787in" svg:x="3.8165in" svg:y="-0.123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h text:style-name="P40" text:outline-level="2"><text:bookmark-start text:name="__RefHeading___Toc11270_1024750181"/>G-<text:span text:style-name="T2">shape</text:span><text:bookmark-end text:name="__RefHeading___Toc11270_1024750181"/></text:h>
      <text:p text:style-name="P14"><draw:frame draw:style-name="fr1" draw:name="Frame18" text:anchor-type="paragraph" svg:x="0.5228in" svg:y="0.0307in" svg:width="3.7425in" draw:z-index="165"><draw:text-box fo:min-height="1.0575in"><text:p text:style-name="Frame_20_contents"><draw:line text:anchor-type="paragraph" draw:z-index="166" draw:name="Shape2" draw:style-name="gr14" draw:text-style-name="P56" svg:x1="0.6984in" svg:y1="0.2949in" svg:x2="3.4547in" svg:y2="0.2839in"><text:p/></draw:line><draw:line text:anchor-type="paragraph" draw:z-index="167" draw:name="Shape2" draw:style-name="gr14" draw:text-style-name="P54" svg:x1="0.6929in" svg:y1="0.3906in" svg:x2="3.4547in" svg:y2="0.378in"><text:p/></draw:line><draw:line text:anchor-type="paragraph" draw:z-index="168" draw:name="Shape2" draw:style-name="gr14" draw:text-style-name="P54" svg:x1="0.698in" svg:y1="0.4839in" svg:x2="3.4551in" svg:y2="0.4819in"><text:p/></draw:line><draw:line text:anchor-type="paragraph" draw:z-index="169" draw:name="Shape2" draw:style-name="gr14" draw:text-style-name="P54" svg:x1="0.6984in" svg:y1="0.5882in" svg:x2="3.4547in" svg:y2="0.5807in"><text:p/></draw:line><draw:line text:anchor-type="paragraph" draw:z-index="170" draw:name="Shape2" draw:style-name="gr16" draw:text-style-name="P55" svg:x1="0.6984in" svg:y1="0.1811in" svg:x2="3.4547in" svg:y2="0.1811in"><text:p/></draw:line><draw:line text:anchor-type="paragraph" draw:z-index="171" draw:name="Shape2" draw:style-name="gr14" draw:text-style-name="P54" svg:x1="0.6984in" svg:y1="0.6898in" svg:x2="3.4547in" svg:y2="0.6898in"><text:p/></draw:line><draw:line text:anchor-type="paragraph" draw:z-index="172" draw:name="Shape1" draw:style-name="gr15" draw:text-style-name="P54" svg:x1="0.6984in" svg:y1="0.1811in" svg:x2="0.6984in" svg:y2="0.6894in"><text:p/></draw:line><draw:line text:anchor-type="paragraph" draw:z-index="173" draw:name="Shape1" draw:style-name="gr14" draw:text-style-name="P54" svg:x1="1.0925in" svg:y1="0.1811in" svg:x2="1.0925in" svg:y2="0.6894in"><text:p/></draw:line><draw:line text:anchor-type="paragraph" draw:z-index="174" draw:name="Shape1" draw:style-name="gr14" draw:text-style-name="P54" svg:x1="1.4862in" svg:y1="0.1811in" svg:x2="1.4862in" svg:y2="0.6894in"><text:p/></draw:line><draw:line text:anchor-type="paragraph" draw:z-index="175" draw:name="Shape1" draw:style-name="gr14" draw:text-style-name="P54" svg:x1="1.8799in" svg:y1="0.1811in" svg:x2="1.8799in" svg:y2="0.6894in"><text:p/></draw:line><draw:line text:anchor-type="paragraph" draw:z-index="176" draw:name="Shape1" draw:style-name="gr14" draw:text-style-name="P54" svg:x1="2.2736in" svg:y1="0.1811in" svg:x2="2.2736in" svg:y2="0.6894in"><text:p/></draw:line><draw:line text:anchor-type="paragraph" draw:z-index="177" draw:name="Shape1" draw:style-name="gr14" draw:text-style-name="P54" svg:x1="2.6673in" svg:y1="0.1811in" svg:x2="2.6673in" svg:y2="0.6894in"><text:p/></draw:line><draw:line text:anchor-type="paragraph" draw:z-index="178" draw:name="Shape1" draw:style-name="gr14" draw:text-style-name="P54" svg:x1="3.061in" svg:y1="0.1811in" svg:x2="3.061in" svg:y2="0.6894in"><text:p/></draw:line><draw:line text:anchor-type="paragraph" draw:z-index="179" draw:name="Shape1" draw:style-name="gr14" draw:text-style-name="P54" svg:x1="3.4547in" svg:y1="0.1811in" svg:x2="3.4547in" svg:y2="0.6894in"><text:p/></draw:line><draw:custom-shape text:anchor-type="paragraph" draw:z-index="180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name="Shape3" draw:style-name="gr18" draw:text-style-name="P57" svg:width="0.0795in" svg:height="0.0795in" svg:x="2.4291in" svg:y="0.34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name="Shape3" draw:style-name="gr5" draw:text-style-name="P48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name="Shape3" draw:style-name="gr10" draw:text-style-name="P52" svg:width="0.0787in" svg:height="0.0787in" svg:x="1.6319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name="Shape3" draw:style-name="gr5" draw:text-style-name="P48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><draw:custom-shape text:anchor-type="paragraph" draw:z-index="499" draw:name="Shape 11" draw:style-name="gr2" draw:text-style-name="P45" svg:width="0.0787in" svg:height="0.0787in" svg:x="2.2217in" svg:y="-0.090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custom-shape text:anchor-type="paragraph" draw:z-index="500" draw:name="Shape 12" draw:style-name="gr2" draw:text-style-name="P45" svg:width="0.0787in" svg:height="0.0787in" svg:x="2.2126in" svg:y="0.082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5" draw:name="Shape 7" draw:style-name="gr2" draw:text-style-name="P45" svg:width="0.0787in" svg:height="0.0787in" svg:x="3.0134in" svg:y="-0.116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h text:style-name="P40" text:outline-level="2"><text:bookmark-start text:name="__RefHeading___Toc11272_1024750181"/>E-shape<text:bookmark-end text:name="__RefHeading___Toc11272_1024750181"/></text:h>
      <text:p text:style-name="P14"><draw:frame draw:style-name="fr1" draw:name="Frame19" text:anchor-type="paragraph" svg:x="0.5228in" svg:y="0.0307in" svg:width="3.7425in" draw:z-index="187"><draw:text-box fo:min-height="1.0575in"><text:p text:style-name="Frame_20_contents"><draw:line text:anchor-type="paragraph" draw:z-index="188" draw:name="Shape2" draw:style-name="gr14" draw:text-style-name="P56" svg:x1="0.6984in" svg:y1="0.2949in" svg:x2="3.4547in" svg:y2="0.2839in"><text:p/></draw:line><draw:line text:anchor-type="paragraph" draw:z-index="189" draw:name="Shape2" draw:style-name="gr14" draw:text-style-name="P54" svg:x1="0.6929in" svg:y1="0.3906in" svg:x2="3.4547in" svg:y2="0.378in"><text:p/></draw:line><draw:line text:anchor-type="paragraph" draw:z-index="190" draw:name="Shape2" draw:style-name="gr14" draw:text-style-name="P54" svg:x1="0.698in" svg:y1="0.4839in" svg:x2="3.4551in" svg:y2="0.4819in"><text:p/></draw:line><draw:line text:anchor-type="paragraph" draw:z-index="191" draw:name="Shape2" draw:style-name="gr14" draw:text-style-name="P54" svg:x1="0.6984in" svg:y1="0.5882in" svg:x2="3.4547in" svg:y2="0.5807in"><text:p/></draw:line><draw:line text:anchor-type="paragraph" draw:z-index="192" draw:name="Shape2" draw:style-name="gr16" draw:text-style-name="P55" svg:x1="0.6984in" svg:y1="0.1811in" svg:x2="3.4547in" svg:y2="0.1811in"><text:p/></draw:line><draw:line text:anchor-type="paragraph" draw:z-index="193" draw:name="Shape2" draw:style-name="gr14" draw:text-style-name="P54" svg:x1="0.6984in" svg:y1="0.6898in" svg:x2="3.4547in" svg:y2="0.6898in"><text:p/></draw:line><draw:line text:anchor-type="paragraph" draw:z-index="194" draw:name="Shape1" draw:style-name="gr15" draw:text-style-name="P54" svg:x1="0.6984in" svg:y1="0.1811in" svg:x2="0.6984in" svg:y2="0.6894in"><text:p/></draw:line><draw:line text:anchor-type="paragraph" draw:z-index="195" draw:name="Shape1" draw:style-name="gr14" draw:text-style-name="P54" svg:x1="1.0925in" svg:y1="0.1811in" svg:x2="1.0925in" svg:y2="0.6894in"><text:p/></draw:line><draw:line text:anchor-type="paragraph" draw:z-index="196" draw:name="Shape1" draw:style-name="gr14" draw:text-style-name="P54" svg:x1="1.4862in" svg:y1="0.1811in" svg:x2="1.4862in" svg:y2="0.6894in"><text:p/></draw:line><draw:line text:anchor-type="paragraph" draw:z-index="197" draw:name="Shape1" draw:style-name="gr14" draw:text-style-name="P54" svg:x1="1.8799in" svg:y1="0.1811in" svg:x2="1.8799in" svg:y2="0.6894in"><text:p/></draw:line><draw:line text:anchor-type="paragraph" draw:z-index="198" draw:name="Shape1" draw:style-name="gr14" draw:text-style-name="P54" svg:x1="2.2736in" svg:y1="0.1811in" svg:x2="2.2736in" svg:y2="0.6894in"><text:p/></draw:line><draw:line text:anchor-type="paragraph" draw:z-index="199" draw:name="Shape1" draw:style-name="gr14" draw:text-style-name="P54" svg:x1="2.6673in" svg:y1="0.1811in" svg:x2="2.6673in" svg:y2="0.6894in"><text:p/></draw:line><draw:line text:anchor-type="paragraph" draw:z-index="200" draw:name="Shape1" draw:style-name="gr14" draw:text-style-name="P54" svg:x1="3.061in" svg:y1="0.1811in" svg:x2="3.061in" svg:y2="0.6894in"><text:p/></draw:line><draw:line text:anchor-type="paragraph" draw:z-index="201" draw:name="Shape1" draw:style-name="gr14" draw:text-style-name="P54" svg:x1="3.4547in" svg:y1="0.1811in" svg:x2="3.4547in" svg:y2="0.6894in"><text:p/></draw:line><draw:custom-shape text:anchor-type="paragraph" draw:z-index="202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3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4" draw:name="Shape3" draw:style-name="gr10" draw:text-style-name="P52" svg:width="0.0787in" svg:height="0.0787in" svg:x="1.2445in" svg:y="0.3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5" draw:name="Shape3" draw:style-name="gr17" draw:text-style-name="P48" svg:width="0.0835in" svg:height="0.0835in" svg:x="1.2425in" svg:y="0.2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6" draw:name="Shape3" draw:style-name="gr5" draw:text-style-name="P48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7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8" draw:name="Shape3" draw:style-name="gr10" draw:text-style-name="P52" svg:width="0.0787in" svg:height="0.0787in" svg:x="2.4327in" svg:y="0.65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1" draw:name="Shape3" draw:style-name="gr10" draw:text-style-name="P52" svg:width="0.0787in" svg:height="0.0787in" svg:x="2.4299in" svg:y="0.1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4"><draw:custom-shape text:anchor-type="paragraph" draw:z-index="497" draw:name="Shape 9" draw:style-name="gr2" draw:text-style-name="P45" svg:width="0.0787in" svg:height="0.0787in" svg:x="3.0161in" svg:y="0.009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custom-shape text:anchor-type="paragraph" draw:z-index="498" draw:name="Shape 10" draw:style-name="gr2" draw:text-style-name="P45" svg:width="0.0787in" svg:height="0.0787in" svg:x="1.8299in" svg:y="-0.119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h text:style-name="P40" text:outline-level="2"><text:bookmark-start text:name="__RefHeading___Toc11274_1024750181"/>D-shape<text:bookmark-end text:name="__RefHeading___Toc11274_1024750181"/></text:h>
      <text:p text:style-name="P14"><draw:frame draw:style-name="fr1" draw:name="Frame20" text:anchor-type="paragraph" svg:x="0.5228in" svg:y="0.0307in" svg:width="3.7425in" draw:z-index="209"><draw:text-box fo:min-height="1.0575in"><text:p text:style-name="Frame_20_contents"><draw:line text:anchor-type="paragraph" draw:z-index="210" draw:name="Shape2" draw:style-name="gr14" draw:text-style-name="P56" svg:x1="0.6984in" svg:y1="0.2949in" svg:x2="3.4547in" svg:y2="0.2839in"><text:p/></draw:line><draw:line text:anchor-type="paragraph" draw:z-index="211" draw:name="Shape2" draw:style-name="gr14" draw:text-style-name="P54" svg:x1="0.6929in" svg:y1="0.3906in" svg:x2="3.4547in" svg:y2="0.378in"><text:p/></draw:line><draw:line text:anchor-type="paragraph" draw:z-index="212" draw:name="Shape2" draw:style-name="gr14" draw:text-style-name="P54" svg:x1="0.698in" svg:y1="0.4839in" svg:x2="3.4551in" svg:y2="0.4819in"><text:p/></draw:line><draw:line text:anchor-type="paragraph" draw:z-index="213" draw:name="Shape2" draw:style-name="gr14" draw:text-style-name="P54" svg:x1="0.6984in" svg:y1="0.5882in" svg:x2="3.4547in" svg:y2="0.5807in"><text:p/></draw:line><draw:line text:anchor-type="paragraph" draw:z-index="214" draw:name="Shape2" draw:style-name="gr16" draw:text-style-name="P55" svg:x1="0.6984in" svg:y1="0.1811in" svg:x2="3.4547in" svg:y2="0.1811in"><text:p/></draw:line><draw:line text:anchor-type="paragraph" draw:z-index="215" draw:name="Shape2" draw:style-name="gr14" draw:text-style-name="P54" svg:x1="0.6984in" svg:y1="0.6898in" svg:x2="3.4547in" svg:y2="0.6898in"><text:p/></draw:line><draw:line text:anchor-type="paragraph" draw:z-index="216" draw:name="Shape1" draw:style-name="gr15" draw:text-style-name="P54" svg:x1="0.6984in" svg:y1="0.1811in" svg:x2="0.6984in" svg:y2="0.6894in"><text:p/></draw:line><draw:line text:anchor-type="paragraph" draw:z-index="217" draw:name="Shape1" draw:style-name="gr14" draw:text-style-name="P54" svg:x1="1.0925in" svg:y1="0.1811in" svg:x2="1.0925in" svg:y2="0.6894in"><text:p/></draw:line><draw:line text:anchor-type="paragraph" draw:z-index="218" draw:name="Shape1" draw:style-name="gr14" draw:text-style-name="P54" svg:x1="1.4862in" svg:y1="0.1811in" svg:x2="1.4862in" svg:y2="0.6894in"><text:p/></draw:line><draw:line text:anchor-type="paragraph" draw:z-index="219" draw:name="Shape1" draw:style-name="gr14" draw:text-style-name="P54" svg:x1="1.8799in" svg:y1="0.1811in" svg:x2="1.8799in" svg:y2="0.6894in"><text:p/></draw:line><draw:line text:anchor-type="paragraph" draw:z-index="220" draw:name="Shape1" draw:style-name="gr14" draw:text-style-name="P54" svg:x1="2.2736in" svg:y1="0.1811in" svg:x2="2.2736in" svg:y2="0.6894in"><text:p/></draw:line><draw:line text:anchor-type="paragraph" draw:z-index="221" draw:name="Shape1" draw:style-name="gr14" draw:text-style-name="P54" svg:x1="2.6673in" svg:y1="0.1811in" svg:x2="2.6673in" svg:y2="0.6894in"><text:p/></draw:line><draw:line text:anchor-type="paragraph" draw:z-index="222" draw:name="Shape1" draw:style-name="gr14" draw:text-style-name="P54" svg:x1="3.061in" svg:y1="0.1811in" svg:x2="3.061in" svg:y2="0.6894in"><text:p/></draw:line><draw:line text:anchor-type="paragraph" draw:z-index="223" draw:name="Shape1" draw:style-name="gr14" draw:text-style-name="P54" svg:x1="3.4547in" svg:y1="0.1811in" svg:x2="3.4547in" svg:y2="0.6894in"><text:p/></draw:line><draw:custom-shape text:anchor-type="paragraph" draw:z-index="224" draw:name="Shape3" draw:style-name="gr13" draw:text-style-name="P53" svg:width="0.0787in" svg:height="0.0705in" svg:x="2.8283in" svg:y="0.2362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5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6" draw:name="Shape3" draw:style-name="gr10" draw:text-style-name="P52" svg:width="0.0787in" svg:height="0.0787in" svg:x="2.0307in" svg:y="0.1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7" draw:name="Shape3" draw:style-name="gr5" draw:text-style-name="P48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8" draw:name="Shape3" draw:style-name="gr11" draw:text-style-name="P48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9" draw:name="Shape3" draw:style-name="gr10" draw:text-style-name="P52" svg:width="0.0787in" svg:height="0.0787in" svg:x="2.0299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0" draw:name="Shape3" draw:style-name="gr10" draw:text-style-name="P52" svg:width="0.0787in" svg:height="0.0787in" svg:x="2.8272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15"><draw:custom-shape text:anchor-type="paragraph" draw:z-index="501" draw:name="Shape 14" draw:style-name="gr2" draw:text-style-name="P45" svg:width="0.0787in" svg:height="0.0787in" svg:x="2.6173in" svg:y="0.013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3" draw:name="Shape 17" draw:style-name="gr7" draw:text-style-name="P49" svg:width="0.0787in" svg:height="0.0787in" svg:x="1.4264in" svg:y="0.207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4" draw:name="Shape 18" draw:style-name="gr2" draw:text-style-name="P45" svg:width="0.0787in" svg:height="0.0787in" svg:x="3.4146in" svg:y="0.304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35" text:outline-level="1"><text:bookmark-start text:name="__RefHeading___Toc12276_1748863185"/><text:soft-page-break/><text:span text:style-name="T6">CAGED </text:span>1-<text:span text:style-name="T4">b</text:span>3-<text:span text:style-name="T12">b5-b7</text:span> arpeggios<text:span text:style-name="T3"> [Locrian]</text:span><text:bookmark-end text:name="__RefHeading___Toc12276_1748863185"/></text:h>
      <text:h text:style-name="P41" text:outline-level="2"><text:bookmark-start text:name="__RefHeading___Toc11266_10247501811"/>C-<text:span text:style-name="T1">shape</text:span><text:bookmark-end text:name="__RefHeading___Toc11266_10247501811"/></text:h>
      <text:p text:style-name="P4"><draw:frame draw:style-name="fr1" draw:name="Frame11" text:anchor-type="paragraph" svg:x="0.5228in" svg:y="0.0398in" svg:width="3.6937in" draw:z-index="351"><draw:text-box fo:min-height="1.0575in"><text:p text:style-name="Frame_20_contents"><draw:line text:anchor-type="paragraph" draw:z-index="352" draw:name="Shape2" draw:style-name="gr14" draw:text-style-name="P56" svg:x1="0.6984in" svg:y1="0.2953in" svg:x2="3.4547in" svg:y2="0.2791in"><text:p/></draw:line><draw:line text:anchor-type="paragraph" draw:z-index="353" draw:name="Shape2" draw:style-name="gr14" draw:text-style-name="P54" svg:x1="0.6929in" svg:y1="0.3906in" svg:x2="3.4547in" svg:y2="0.378in"><text:p/></draw:line><draw:line text:anchor-type="paragraph" draw:z-index="354" draw:name="Shape2" draw:style-name="gr14" draw:text-style-name="P54" svg:x1="0.698in" svg:y1="0.4839in" svg:x2="3.4551in" svg:y2="0.4819in"><text:p/></draw:line><draw:line text:anchor-type="paragraph" draw:z-index="355" draw:name="Shape2" draw:style-name="gr14" draw:text-style-name="P54" svg:x1="0.6984in" svg:y1="0.5882in" svg:x2="3.4547in" svg:y2="0.5811in"><text:p/></draw:line><draw:line text:anchor-type="paragraph" draw:z-index="356" draw:name="Shape2" draw:style-name="gr16" draw:text-style-name="P55" svg:x1="0.6984in" svg:y1="0.1811in" svg:x2="3.4547in" svg:y2="0.1811in"><text:p/></draw:line><draw:line text:anchor-type="paragraph" draw:z-index="357" draw:name="Shape2" draw:style-name="gr14" draw:text-style-name="P54" svg:x1="0.6984in" svg:y1="0.6898in" svg:x2="3.4547in" svg:y2="0.6898in"><text:p/></draw:line><draw:line text:anchor-type="paragraph" draw:z-index="358" draw:name="Shape1" draw:style-name="gr15" draw:text-style-name="P54" svg:x1="0.6984in" svg:y1="0.1811in" svg:x2="0.6984in" svg:y2="0.6894in"><text:p/></draw:line><draw:line text:anchor-type="paragraph" draw:z-index="359" draw:name="Shape1" draw:style-name="gr14" draw:text-style-name="P54" svg:x1="1.0925in" svg:y1="0.1811in" svg:x2="1.0925in" svg:y2="0.6894in"><text:p/></draw:line><draw:line text:anchor-type="paragraph" draw:z-index="360" draw:name="Shape1" draw:style-name="gr14" draw:text-style-name="P54" svg:x1="1.4862in" svg:y1="0.1811in" svg:x2="1.4862in" svg:y2="0.6894in"><text:p/></draw:line><draw:line text:anchor-type="paragraph" draw:z-index="361" draw:name="Shape1" draw:style-name="gr14" draw:text-style-name="P54" svg:x1="1.8799in" svg:y1="0.1811in" svg:x2="1.8799in" svg:y2="0.6894in"><text:p/></draw:line><draw:line text:anchor-type="paragraph" draw:z-index="362" draw:name="Shape1" draw:style-name="gr14" draw:text-style-name="P54" svg:x1="2.2736in" svg:y1="0.1811in" svg:x2="2.2736in" svg:y2="0.6894in"><text:p/></draw:line><draw:line text:anchor-type="paragraph" draw:z-index="363" draw:name="Shape1" draw:style-name="gr14" draw:text-style-name="P54" svg:x1="2.6673in" svg:y1="0.1811in" svg:x2="2.6673in" svg:y2="0.6894in"><text:p/></draw:line><draw:line text:anchor-type="paragraph" draw:z-index="364" draw:name="Shape1" draw:style-name="gr14" draw:text-style-name="P54" svg:x1="3.061in" svg:y1="0.1811in" svg:x2="3.061in" svg:y2="0.6894in"><text:p/></draw:line><draw:custom-shape text:anchor-type="paragraph" draw:z-index="365" draw:name="Shape3" draw:style-name="gr12" draw:text-style-name="P5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6" draw:name="Shape3" draw:style-name="gr10" draw:text-style-name="P52" svg:width="0.0787in" svg:height="0.0787in" svg:x="1.65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7" draw:name="Shape3" draw:style-name="gr12" draw:text-style-name="P5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8" draw:name="Shape3" draw:style-name="gr10" draw:text-style-name="P52" svg:width="0.0787in" svg:height="0.0787in" svg:x="2.8272in" svg:y="0.2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9" draw:name="Shape3" draw:style-name="gr3" draw:text-style-name="P46" svg:width="0.0795in" svg:height="0.0795in" svg:x="0.8508in" svg:y="0.3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0" draw:name="Shape3" draw:style-name="gr11" draw:text-style-name="P48" svg:width="0.0803in" svg:height="0.0803in" svg:x="2.0445in" svg:y="0.65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1" draw:name="Shape3" draw:style-name="gr21" draw:text-style-name="P60" svg:width="0.0787in" svg:height="0.0787in" svg:x="0.8543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2" draw:name="Shape3" draw:style-name="gr20" draw:text-style-name="P59" svg:width="0.0787in" svg:height="0.0787in" svg:x="2.0339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3" draw:name="Shape1" draw:style-name="gr14" draw:text-style-name="P54" svg:x1="3.4547in" svg:y1="0.1811in" svg:x2="3.4547in" svg:y2="0.6894in"><text:p/></draw:line><draw:custom-shape text:anchor-type="paragraph" draw:z-index="508" draw:name="Shape 20" draw:style-name="gr5" draw:text-style-name="P48" svg:width="0.0795in" svg:height="0.0795in" svg:x="2.8362in" svg:y="0.4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0" draw:name="Shape 22" draw:style-name="gr4" draw:text-style-name="P47" svg:width="0.0787in" svg:height="0.0787in" svg:x="3.2252in" svg:y="0.3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4"><draw:custom-shape text:anchor-type="paragraph" draw:z-index="506" draw:name="Shape 16" draw:style-name="gr7" draw:text-style-name="P49" svg:width="0.0787in" svg:height="0.0787in" svg:x="1.4354in" svg:y="0.158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custom-shape text:anchor-type="paragraph" draw:z-index="507" draw:name="Shape 13" draw:style-name="gr2" draw:text-style-name="P45" svg:width="0.0787in" svg:height="0.0787in" svg:x="3.0161in" svg:y="0.063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custom-shape text:anchor-type="paragraph" draw:z-index="505" draw:name="Shape 19" draw:style-name="gr2" draw:text-style-name="P45" svg:width="0.0787in" svg:height="0.0787in" svg:x="2.2327in" svg:y="0.071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h text:style-name="P41" text:outline-level="2"/>
      <text:h text:style-name="P41" text:outline-level="2"><text:bookmark-start text:name="__RefHeading___Toc11268_10247501811"/>A-<text:span text:style-name="T1">shape</text:span><text:bookmark-end text:name="__RefHeading___Toc11268_10247501811"/></text:h>
      <text:p text:style-name="P23"><draw:frame draw:style-name="fr1" draw:name="Frame12" text:anchor-type="paragraph" svg:x="0.5228in" svg:y="0.0307in" svg:width="3.7425in" draw:z-index="374"><draw:text-box fo:min-height="1.0575in"><text:p text:style-name="Frame_20_contents"><draw:line text:anchor-type="paragraph" draw:z-index="375" draw:name="Shape2" draw:style-name="gr14" draw:text-style-name="P56" svg:x1="0.6984in" svg:y1="0.2949in" svg:x2="3.4547in" svg:y2="0.2839in"><text:p/></draw:line><draw:line text:anchor-type="paragraph" draw:z-index="376" draw:name="Shape2" draw:style-name="gr14" draw:text-style-name="P54" svg:x1="0.6929in" svg:y1="0.3906in" svg:x2="3.4547in" svg:y2="0.378in"><text:p/></draw:line><draw:line text:anchor-type="paragraph" draw:z-index="377" draw:name="Shape2" draw:style-name="gr14" draw:text-style-name="P54" svg:x1="0.698in" svg:y1="0.4839in" svg:x2="3.4551in" svg:y2="0.4819in"><text:p/></draw:line><draw:line text:anchor-type="paragraph" draw:z-index="378" draw:name="Shape2" draw:style-name="gr14" draw:text-style-name="P54" svg:x1="0.6984in" svg:y1="0.5882in" svg:x2="3.4547in" svg:y2="0.5807in"><text:p/></draw:line><draw:line text:anchor-type="paragraph" draw:z-index="379" draw:name="Shape2" draw:style-name="gr16" draw:text-style-name="P55" svg:x1="0.6984in" svg:y1="0.1811in" svg:x2="3.4547in" svg:y2="0.1811in"><text:p/></draw:line><draw:line text:anchor-type="paragraph" draw:z-index="380" draw:name="Shape2" draw:style-name="gr14" draw:text-style-name="P54" svg:x1="0.6984in" svg:y1="0.6898in" svg:x2="3.4547in" svg:y2="0.6898in"><text:p/></draw:line><draw:line text:anchor-type="paragraph" draw:z-index="381" draw:name="Shape1" draw:style-name="gr15" draw:text-style-name="P54" svg:x1="0.6984in" svg:y1="0.1811in" svg:x2="0.6984in" svg:y2="0.6894in"><text:p/></draw:line><draw:line text:anchor-type="paragraph" draw:z-index="382" draw:name="Shape1" draw:style-name="gr14" draw:text-style-name="P54" svg:x1="1.0925in" svg:y1="0.1811in" svg:x2="1.0925in" svg:y2="0.6894in"><text:p/></draw:line><draw:line text:anchor-type="paragraph" draw:z-index="383" draw:name="Shape1" draw:style-name="gr14" draw:text-style-name="P54" svg:x1="1.4862in" svg:y1="0.1811in" svg:x2="1.4862in" svg:y2="0.6894in"><text:p/></draw:line><draw:line text:anchor-type="paragraph" draw:z-index="384" draw:name="Shape1" draw:style-name="gr14" draw:text-style-name="P54" svg:x1="1.8799in" svg:y1="0.1811in" svg:x2="1.8799in" svg:y2="0.6894in"><text:p/></draw:line><draw:line text:anchor-type="paragraph" draw:z-index="385" draw:name="Shape1" draw:style-name="gr14" draw:text-style-name="P54" svg:x1="2.2736in" svg:y1="0.1811in" svg:x2="2.2736in" svg:y2="0.6894in"><text:p/></draw:line><draw:line text:anchor-type="paragraph" draw:z-index="386" draw:name="Shape1" draw:style-name="gr14" draw:text-style-name="P54" svg:x1="2.6673in" svg:y1="0.1811in" svg:x2="2.6673in" svg:y2="0.6894in"><text:p/></draw:line><draw:line text:anchor-type="paragraph" draw:z-index="387" draw:name="Shape1" draw:style-name="gr14" draw:text-style-name="P54" svg:x1="3.061in" svg:y1="0.1811in" svg:x2="3.061in" svg:y2="0.6894in"><text:p/></draw:line><draw:line text:anchor-type="paragraph" draw:z-index="388" draw:name="Shape1" draw:style-name="gr14" draw:text-style-name="P54" svg:x1="3.4547in" svg:y1="0.1811in" svg:x2="3.4547in" svg:y2="0.6894in"><text:p/></draw:line><draw:custom-shape text:anchor-type="paragraph" draw:z-index="389" draw:name="Shape3" draw:style-name="gr12" draw:text-style-name="P5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0" draw:name="Shape3" draw:style-name="gr12" draw:text-style-name="P5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1" draw:name="Shape3" draw:style-name="gr10" draw:text-style-name="P52" svg:width="0.0787in" svg:height="0.0787in" svg:x="1.642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2" draw:name="Shape3" draw:style-name="gr5" draw:text-style-name="P48" svg:width="0.0807in" svg:height="0.0807in" svg:x="1.648in" svg:y="0.44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3" draw:name="Shape3" draw:style-name="gr5" draw:text-style-name="P48" svg:width="0.0795in" svg:height="0.0795in" svg:x="0.8563in" svg:y="0.644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4" draw:name="Shape3" draw:style-name="gr20" draw:text-style-name="P59" svg:width="0.0787in" svg:height="0.0787in" svg:x="0.852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5" draw:name="Shape3" draw:style-name="gr4" draw:text-style-name="P47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6" draw:name="Shape3" draw:style-name="gr10" draw:text-style-name="P52" svg:width="0.0787in" svg:height="0.0787in" svg:x="2.428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9" draw:name="Shape 21" draw:style-name="gr5" draw:text-style-name="P48" svg:width="0.0807in" svg:height="0.0807in" svg:x="2.8327in" svg:y="0.2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1" draw:name="Shape 23" draw:style-name="gr4" draw:text-style-name="P47" svg:width="0.0787in" svg:height="0.0787in" svg:x="3.2146in" svg:y="0.6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2" draw:name="Shape 24" draw:style-name="gr9" draw:text-style-name="P51" svg:width="0.0803in" svg:height="0.0803in" svg:x="3.2256in" svg:y="0.3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3" draw:name="Shape 25" draw:style-name="gr2" draw:text-style-name="P45" svg:width="0.0787in" svg:height="0.0787in" svg:x="2.4299in" svg:y="0.659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4" draw:name="Shape 26" draw:style-name="gr8" draw:text-style-name="P50" svg:width="0.0795in" svg:height="0.0795in" svg:x="3.2193in" svg:y="0.440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5" draw:name="Shape 27" draw:style-name="gr2" draw:text-style-name="P45" svg:width="0.0787in" svg:height="0.0787in" svg:x="1.2571in" svg:y="0.34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6" draw:name="Shape 28" draw:style-name="gr2" draw:text-style-name="P45" svg:width="0.0787in" svg:height="0.0787in" svg:x="1.6311in" svg:y="1.930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><draw:custom-shape text:anchor-type="paragraph" draw:z-index="502" draw:name="Shape 15" draw:style-name="gr2" draw:text-style-name="P45" svg:width="0.0787in" svg:height="0.0787in" svg:x="3.0134in" svg:y="-0.096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p text:style-name="P23"/>
      <text:h text:style-name="P41" text:outline-level="2"><text:bookmark-start text:name="__RefHeading___Toc11270_10247501811"/>G-<text:span text:style-name="T2">shape</text:span><text:bookmark-end text:name="__RefHeading___Toc11270_10247501811"/></text:h>
      <text:p text:style-name="P23"><draw:frame draw:style-name="fr1" draw:name="Frame13" text:anchor-type="paragraph" svg:x="0.5228in" svg:y="0.0307in" svg:width="3.7425in" draw:z-index="397"><draw:text-box fo:min-height="1.0575in"><text:p text:style-name="Frame_20_contents"><draw:line text:anchor-type="paragraph" draw:z-index="398" draw:name="Shape2" draw:style-name="gr14" draw:text-style-name="P56" svg:x1="0.6984in" svg:y1="0.2949in" svg:x2="3.4547in" svg:y2="0.2839in"><text:p/></draw:line><draw:line text:anchor-type="paragraph" draw:z-index="399" draw:name="Shape2" draw:style-name="gr14" draw:text-style-name="P54" svg:x1="0.6929in" svg:y1="0.3906in" svg:x2="3.4547in" svg:y2="0.378in"><text:p/></draw:line><draw:line text:anchor-type="paragraph" draw:z-index="400" draw:name="Shape2" draw:style-name="gr14" draw:text-style-name="P54" svg:x1="0.698in" svg:y1="0.4839in" svg:x2="3.4551in" svg:y2="0.4819in"><text:p/></draw:line><draw:line text:anchor-type="paragraph" draw:z-index="401" draw:name="Shape2" draw:style-name="gr14" draw:text-style-name="P54" svg:x1="0.6984in" svg:y1="0.5882in" svg:x2="3.4547in" svg:y2="0.5807in"><text:p/></draw:line><draw:line text:anchor-type="paragraph" draw:z-index="402" draw:name="Shape2" draw:style-name="gr16" draw:text-style-name="P55" svg:x1="0.6984in" svg:y1="0.1811in" svg:x2="3.4547in" svg:y2="0.1811in"><text:p/></draw:line><draw:line text:anchor-type="paragraph" draw:z-index="403" draw:name="Shape2" draw:style-name="gr14" draw:text-style-name="P54" svg:x1="0.6984in" svg:y1="0.6898in" svg:x2="3.4547in" svg:y2="0.6898in"><text:p/></draw:line><draw:line text:anchor-type="paragraph" draw:z-index="404" draw:name="Shape1" draw:style-name="gr15" draw:text-style-name="P54" svg:x1="0.6984in" svg:y1="0.1811in" svg:x2="0.6984in" svg:y2="0.6894in"><text:p/></draw:line><draw:line text:anchor-type="paragraph" draw:z-index="405" draw:name="Shape1" draw:style-name="gr14" draw:text-style-name="P54" svg:x1="1.0925in" svg:y1="0.1811in" svg:x2="1.0925in" svg:y2="0.6894in"><text:p/></draw:line><draw:line text:anchor-type="paragraph" draw:z-index="406" draw:name="Shape1" draw:style-name="gr14" draw:text-style-name="P54" svg:x1="1.4862in" svg:y1="0.1811in" svg:x2="1.4862in" svg:y2="0.6894in"><text:p/></draw:line><draw:line text:anchor-type="paragraph" draw:z-index="407" draw:name="Shape1" draw:style-name="gr14" draw:text-style-name="P54" svg:x1="1.8799in" svg:y1="0.1811in" svg:x2="1.8799in" svg:y2="0.6894in"><text:p/></draw:line><draw:line text:anchor-type="paragraph" draw:z-index="408" draw:name="Shape1" draw:style-name="gr14" draw:text-style-name="P54" svg:x1="2.2736in" svg:y1="0.1811in" svg:x2="2.2736in" svg:y2="0.6894in"><text:p/></draw:line><draw:line text:anchor-type="paragraph" draw:z-index="409" draw:name="Shape1" draw:style-name="gr14" draw:text-style-name="P54" svg:x1="2.6673in" svg:y1="0.1811in" svg:x2="2.6673in" svg:y2="0.6894in"><text:p/></draw:line><draw:line text:anchor-type="paragraph" draw:z-index="410" draw:name="Shape1" draw:style-name="gr14" draw:text-style-name="P54" svg:x1="3.061in" svg:y1="0.1811in" svg:x2="3.061in" svg:y2="0.6894in"><text:p/></draw:line><draw:line text:anchor-type="paragraph" draw:z-index="411" draw:name="Shape1" draw:style-name="gr14" draw:text-style-name="P54" svg:x1="3.4547in" svg:y1="0.1811in" svg:x2="3.4547in" svg:y2="0.6894in"><text:p/></draw:line><draw:custom-shape text:anchor-type="paragraph" draw:z-index="412" draw:name="Shape3" draw:style-name="gr19" draw:text-style-name="P58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3" draw:name="Shape3" draw:style-name="gr18" draw:text-style-name="P57" svg:width="0.0795in" svg:height="0.0795in" svg:x="2.4291in" svg:y="0.34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4" draw:name="Shape3" draw:style-name="gr5" draw:text-style-name="P48" svg:width="0.0807in" svg:height="0.0807in" svg:x="0.8472in" svg:y="0.44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5" draw:name="Shape3" draw:style-name="gr10" draw:text-style-name="P52" svg:width="0.0787in" svg:height="0.0787in" svg:x="1.6319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6" draw:name="Shape3" draw:style-name="gr12" draw:text-style-name="P5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7" draw:name="Shape3" draw:style-name="gr5" draw:text-style-name="P48" svg:width="0.0795in" svg:height="0.0795in" svg:x="2.0335in" svg:y="0.244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8" draw:name="Shape3" draw:style-name="gr12" draw:text-style-name="P5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8" draw:name="Shape 30" draw:style-name="gr2" draw:text-style-name="P45" svg:width="0.0787in" svg:height="0.0787in" svg:x="2.4319in" svg:y="0.448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9" draw:name="Shape 31" draw:style-name="gr5" draw:text-style-name="P48" svg:width="0.0795in" svg:height="0.0795in" svg:x="2.8193in" svg:y="0.54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0" draw:name="Shape 32" draw:style-name="gr7" draw:text-style-name="P49" svg:width="0.0787in" svg:height="0.0787in" svg:x="3.2299in" svg:y="2.329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/>
      <text:p text:style-name="P23"><draw:custom-shape text:anchor-type="paragraph" draw:z-index="517" draw:name="Shape 29" draw:style-name="gr2" draw:text-style-name="P45" svg:width="0.0787in" svg:height="0.0787in" svg:x="2.2126in" svg:y="0.094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h text:style-name="P41" text:outline-level="2"><text:bookmark-start text:name="__RefHeading___Toc11272_10247501811"/>E-shape<text:bookmark-end text:name="__RefHeading___Toc11272_10247501811"/></text:h>
      <text:p text:style-name="P23"><draw:frame draw:style-name="fr1" draw:name="Frame14" text:anchor-type="paragraph" svg:x="0.5228in" svg:y="0.0307in" svg:width="3.7425in" draw:z-index="419"><draw:text-box fo:min-height="1.0575in"><text:p text:style-name="Frame_20_contents"><draw:line text:anchor-type="paragraph" draw:z-index="420" draw:name="Shape2" draw:style-name="gr14" draw:text-style-name="P56" svg:x1="0.6984in" svg:y1="0.2949in" svg:x2="3.4547in" svg:y2="0.2839in"><text:p/></draw:line><draw:line text:anchor-type="paragraph" draw:z-index="421" draw:name="Shape2" draw:style-name="gr14" draw:text-style-name="P54" svg:x1="0.6929in" svg:y1="0.3906in" svg:x2="3.4547in" svg:y2="0.378in"><text:p/></draw:line><draw:line text:anchor-type="paragraph" draw:z-index="422" draw:name="Shape2" draw:style-name="gr14" draw:text-style-name="P54" svg:x1="0.698in" svg:y1="0.4839in" svg:x2="3.4551in" svg:y2="0.4819in"><text:p/></draw:line><draw:line text:anchor-type="paragraph" draw:z-index="423" draw:name="Shape2" draw:style-name="gr14" draw:text-style-name="P54" svg:x1="0.6984in" svg:y1="0.5882in" svg:x2="3.4547in" svg:y2="0.5807in"><text:p/></draw:line><draw:line text:anchor-type="paragraph" draw:z-index="424" draw:name="Shape2" draw:style-name="gr16" draw:text-style-name="P55" svg:x1="0.6984in" svg:y1="0.1811in" svg:x2="3.4547in" svg:y2="0.1811in"><text:p/></draw:line><draw:line text:anchor-type="paragraph" draw:z-index="425" draw:name="Shape2" draw:style-name="gr14" draw:text-style-name="P54" svg:x1="0.6984in" svg:y1="0.6898in" svg:x2="3.4547in" svg:y2="0.6898in"><text:p/></draw:line><draw:line text:anchor-type="paragraph" draw:z-index="426" draw:name="Shape1" draw:style-name="gr15" draw:text-style-name="P54" svg:x1="0.6984in" svg:y1="0.1811in" svg:x2="0.6984in" svg:y2="0.6894in"><text:p/></draw:line><draw:line text:anchor-type="paragraph" draw:z-index="427" draw:name="Shape1" draw:style-name="gr14" draw:text-style-name="P54" svg:x1="1.0925in" svg:y1="0.1811in" svg:x2="1.0925in" svg:y2="0.6894in"><text:p/></draw:line><draw:line text:anchor-type="paragraph" draw:z-index="428" draw:name="Shape1" draw:style-name="gr14" draw:text-style-name="P54" svg:x1="1.4862in" svg:y1="0.1811in" svg:x2="1.4862in" svg:y2="0.6894in"><text:p/></draw:line><draw:line text:anchor-type="paragraph" draw:z-index="429" draw:name="Shape1" draw:style-name="gr14" draw:text-style-name="P54" svg:x1="1.8799in" svg:y1="0.1811in" svg:x2="1.8799in" svg:y2="0.6894in"><text:p/></draw:line><draw:line text:anchor-type="paragraph" draw:z-index="430" draw:name="Shape1" draw:style-name="gr14" draw:text-style-name="P54" svg:x1="2.2736in" svg:y1="0.1811in" svg:x2="2.2736in" svg:y2="0.6894in"><text:p/></draw:line><draw:line text:anchor-type="paragraph" draw:z-index="431" draw:name="Shape1" draw:style-name="gr14" draw:text-style-name="P54" svg:x1="2.6673in" svg:y1="0.1811in" svg:x2="2.6673in" svg:y2="0.6894in"><text:p/></draw:line><draw:line text:anchor-type="paragraph" draw:z-index="432" draw:name="Shape1" draw:style-name="gr14" draw:text-style-name="P54" svg:x1="3.061in" svg:y1="0.1811in" svg:x2="3.061in" svg:y2="0.6894in"><text:p/></draw:line><draw:line text:anchor-type="paragraph" draw:z-index="433" draw:name="Shape1" draw:style-name="gr14" draw:text-style-name="P54" svg:x1="3.4547in" svg:y1="0.1811in" svg:x2="3.4547in" svg:y2="0.6894in"><text:p/></draw:line><draw:custom-shape text:anchor-type="paragraph" draw:z-index="434" draw:name="Shape3" draw:style-name="gr12" draw:text-style-name="P5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5" draw:name="Shape3" draw:style-name="gr12" draw:text-style-name="P5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6" draw:name="Shape3" draw:style-name="gr10" draw:text-style-name="P52" svg:width="0.0787in" svg:height="0.0787in" svg:x="1.2445in" svg:y="0.3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7" draw:name="Shape3" draw:style-name="gr17" draw:text-style-name="P48" svg:width="0.0835in" svg:height="0.0835in" svg:x="0.8528in" svg:y="0.2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8" draw:name="Shape3" draw:style-name="gr5" draw:text-style-name="P48" svg:width="0.0795in" svg:height="0.0795in" svg:x="1.6425in" svg:y="0.5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9" draw:name="Shape3" draw:style-name="gr12" draw:text-style-name="P5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0" draw:name="Shape3" draw:style-name="gr10" draw:text-style-name="P52" svg:width="0.0787in" svg:height="0.0787in" svg:x="2.4327in" svg:y="0.65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1" draw:name="Shape3" draw:style-name="gr10" draw:text-style-name="P52" svg:width="0.0787in" svg:height="0.0787in" svg:x="2.4299in" svg:y="0.1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2" draw:name="Shape 34" draw:style-name="gr2" draw:text-style-name="P45" svg:width="0.0787in" svg:height="0.0787in" svg:x="2.4327in" svg:y="0.245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3" draw:name="Shape 35" draw:style-name="gr5" draw:text-style-name="P48" svg:width="0.0795in" svg:height="0.0795in" svg:x="2.4339in" svg:y="0.3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4" draw:name="Shape 36" draw:style-name="gr4" draw:text-style-name="P47" svg:width="0.0787in" svg:height="0.0787in" svg:x="3.2252in" svg:y="0.2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7" draw:name="Shape 39" draw:style-name="gr2" draw:text-style-name="P45" svg:width="0.0787in" svg:height="0.0787in" svg:x="2.0335in" svg:y="2.029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/>
      <text:p text:style-name="P23"><draw:custom-shape text:anchor-type="paragraph" draw:z-index="521" draw:name="Shape 33" draw:style-name="gr6" draw:text-style-name="P44" svg:width="0.0795in" svg:height="0.0795in" svg:x="1.8236in" svg:y="-0.118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h text:style-name="P41" text:outline-level="2"><text:bookmark-start text:name="__RefHeading___Toc11274_10247501811"/>D-shape<text:bookmark-end text:name="__RefHeading___Toc11274_10247501811"/></text:h>
      <text:p text:style-name="P23"><draw:frame draw:style-name="fr1" draw:name="Frame15" text:anchor-type="paragraph" svg:x="0.5228in" svg:y="0.0307in" svg:width="3.7425in" draw:z-index="442"><draw:text-box fo:min-height="1.0575in"><text:p text:style-name="Frame_20_contents"><draw:line text:anchor-type="paragraph" draw:z-index="443" draw:name="Shape2" draw:style-name="gr14" draw:text-style-name="P56" svg:x1="0.6984in" svg:y1="0.2949in" svg:x2="3.4547in" svg:y2="0.2839in"><text:p/></draw:line><draw:line text:anchor-type="paragraph" draw:z-index="444" draw:name="Shape2" draw:style-name="gr14" draw:text-style-name="P54" svg:x1="0.6929in" svg:y1="0.3906in" svg:x2="3.4547in" svg:y2="0.378in"><text:p/></draw:line><draw:line text:anchor-type="paragraph" draw:z-index="445" draw:name="Shape2" draw:style-name="gr14" draw:text-style-name="P54" svg:x1="0.698in" svg:y1="0.4839in" svg:x2="3.4551in" svg:y2="0.4819in"><text:p/></draw:line><draw:line text:anchor-type="paragraph" draw:z-index="446" draw:name="Shape2" draw:style-name="gr14" draw:text-style-name="P54" svg:x1="0.6984in" svg:y1="0.5882in" svg:x2="3.4547in" svg:y2="0.5807in"><text:p/></draw:line><draw:line text:anchor-type="paragraph" draw:z-index="447" draw:name="Shape2" draw:style-name="gr16" draw:text-style-name="P55" svg:x1="0.6984in" svg:y1="0.1811in" svg:x2="3.4547in" svg:y2="0.1811in"><text:p/></draw:line><draw:line text:anchor-type="paragraph" draw:z-index="448" draw:name="Shape2" draw:style-name="gr14" draw:text-style-name="P54" svg:x1="0.6984in" svg:y1="0.6898in" svg:x2="3.4547in" svg:y2="0.6898in"><text:p/></draw:line><draw:line text:anchor-type="paragraph" draw:z-index="449" draw:name="Shape1" draw:style-name="gr15" draw:text-style-name="P54" svg:x1="0.6984in" svg:y1="0.1811in" svg:x2="0.6984in" svg:y2="0.6894in"><text:p/></draw:line><draw:line text:anchor-type="paragraph" draw:z-index="450" draw:name="Shape1" draw:style-name="gr14" draw:text-style-name="P54" svg:x1="1.0925in" svg:y1="0.1811in" svg:x2="1.0925in" svg:y2="0.6894in"><text:p/></draw:line><draw:line text:anchor-type="paragraph" draw:z-index="451" draw:name="Shape1" draw:style-name="gr14" draw:text-style-name="P54" svg:x1="1.4862in" svg:y1="0.1811in" svg:x2="1.4862in" svg:y2="0.6894in"><text:p/></draw:line><draw:line text:anchor-type="paragraph" draw:z-index="452" draw:name="Shape1" draw:style-name="gr14" draw:text-style-name="P54" svg:x1="1.8799in" svg:y1="0.1811in" svg:x2="1.8799in" svg:y2="0.6894in"><text:p/></draw:line><draw:line text:anchor-type="paragraph" draw:z-index="453" draw:name="Shape1" draw:style-name="gr14" draw:text-style-name="P54" svg:x1="2.2736in" svg:y1="0.1811in" svg:x2="2.2736in" svg:y2="0.6894in"><text:p/></draw:line><draw:line text:anchor-type="paragraph" draw:z-index="454" draw:name="Shape1" draw:style-name="gr14" draw:text-style-name="P54" svg:x1="2.6673in" svg:y1="0.1811in" svg:x2="2.6673in" svg:y2="0.6894in"><text:p/></draw:line><draw:line text:anchor-type="paragraph" draw:z-index="455" draw:name="Shape1" draw:style-name="gr14" draw:text-style-name="P54" svg:x1="3.061in" svg:y1="0.1811in" svg:x2="3.061in" svg:y2="0.6894in"><text:p/></draw:line><draw:line text:anchor-type="paragraph" draw:z-index="456" draw:name="Shape1" draw:style-name="gr14" draw:text-style-name="P54" svg:x1="3.4547in" svg:y1="0.1811in" svg:x2="3.4547in" svg:y2="0.6894in"><text:p/></draw:line><draw:custom-shape text:anchor-type="paragraph" draw:z-index="457" draw:name="Shape3" draw:style-name="gr13" draw:text-style-name="P53" svg:width="0.0787in" svg:height="0.0705in" svg:x="2.8283in" svg:y="0.2362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8" draw:name="Shape3" draw:style-name="gr12" draw:text-style-name="P5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9" draw:name="Shape3" draw:style-name="gr10" draw:text-style-name="P52" svg:width="0.0787in" svg:height="0.0787in" svg:x="2.0307in" svg:y="0.1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0" draw:name="Shape3" draw:style-name="gr5" draw:text-style-name="P48" svg:width="0.0807in" svg:height="0.0807in" svg:x="2.0335in" svg:y="0.3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1" draw:name="Shape3" draw:style-name="gr11" draw:text-style-name="P48" svg:width="0.0803in" svg:height="0.0803in" svg:x="1.2457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2" draw:name="Shape3" draw:style-name="gr10" draw:text-style-name="P52" svg:width="0.0787in" svg:height="0.0787in" svg:x="2.0299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3" draw:name="Shape3" draw:style-name="gr10" draw:text-style-name="P52" svg:width="0.0787in" svg:height="0.0787in" svg:x="2.8272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5" draw:name="Shape 37" draw:style-name="gr3" draw:text-style-name="P46" svg:width="0.0807in" svg:height="0.0807in" svg:x="3.2291in" svg:y="0.1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6" draw:name="Shape 38" draw:style-name="gr3" draw:text-style-name="P46" svg:width="0.0807in" svg:height="0.0807in" svg:x="3.2236in" svg:y="0.6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9" draw:name="Shape 42" draw:style-name="gr1" draw:text-style-name="P44" svg:width="0.085in" svg:height="0.085in" svg:x="2.8209in" svg:y="0.547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3"/>
      <text:h text:style-name="P36" text:outline-level="1"><draw:custom-shape text:anchor-type="paragraph" draw:z-index="528" draw:name="Shape 41" draw:style-name="gr2" draw:text-style-name="P45" svg:width="0.0787in" svg:height="0.0787in" svg:x="1.4319in" svg:y="-0.12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3T20:38:43.204342679</meta:creation-date>
    <dc:date>2023-06-20T20:00:20.008884045</dc:date>
    <meta:editing-duration>PT14H24M59S</meta:editing-duration>
    <meta:editing-cycles>146</meta:editing-cycles>
    <meta:generator>LibreOffice/7.5.3.2$Linux_X86_64 LibreOffice_project/50$Build-2</meta:generator>
    <meta:print-date>2018-01-24T20:46:52.688448945</meta:print-date>
    <meta:document-statistic meta:table-count="0" meta:image-count="0" meta:object-count="0" meta:page-count="7" meta:paragraph-count="60" meta:word-count="125" meta:character-count="872" meta:non-whitespace-character-count="805"/>
  </office:meta>
</office:document-meta>
</file>